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caped" svg:font-family="Monoscaped"/>
    <style:font-face style:name="Times new romans" svg:font-family="'Times new romans'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62cf9" officeooo:paragraph-rsid="00062cf9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center" style:justify-single-word="false"/>
      <style:text-properties officeooo:rsid="00064a1c" officeooo:paragraph-rsid="00064a1c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064a1c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df830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officeooo:rsid="004babc8" officeooo:paragraph-rsid="00df830e" style:font-size-asian="12.25pt" style:font-size-complex="14pt"/>
    </style:style>
    <style:style style:name="P7" style:family="paragraph" style:parent-style-name="Standard">
      <style:text-properties style:font-name="Times new romans"/>
    </style:style>
    <style:style style:name="P8" style:family="paragraph" style:parent-style-name="Text_20_body">
      <style:paragraph-properties fo:margin-top="0.21cm" fo:margin-bottom="0.21cm" loext:contextual-spacing="false" fo:text-align="center" style:justify-single-word="false">
        <style:tab-stops/>
      </style:paragraph-properties>
      <style:text-properties officeooo:paragraph-rsid="00e11127"/>
    </style:style>
    <style:style style:name="P9" style:family="paragraph" style:parent-style-name="Text_20_body">
      <style:paragraph-properties fo:margin-top="0.21cm" fo:margin-bottom="0.21cm" loext:contextual-spacing="false" fo:text-align="center" style:justify-single-word="false">
        <style:tab-stops/>
      </style:paragraph-properties>
      <style:text-properties style:font-name="Times new roman1" fo:font-size="14pt" officeooo:paragraph-rsid="00e11127" style:font-size-asian="12.25pt" style:font-size-complex="14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4pt" officeooo:rsid="00502040" officeooo:paragraph-rsid="00e11127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4pt" officeooo:paragraph-rsid="00e11127" style:font-size-asian="14pt" style:font-size-complex="14pt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break-before="page"/>
      <style:text-properties style:font-name="Times New Roman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normal" officeooo:rsid="0204f842" officeooo:paragraph-rsid="0204f842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normal" officeooo:rsid="020c1a18" officeooo:paragraph-rsid="020c1a18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bold" officeooo:rsid="0212ffee" officeooo:paragraph-rsid="020c1a18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bold" officeooo:rsid="021e6e59" officeooo:paragraph-rsid="021e6e59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font-name="Times New Roman" fo:font-size="14pt" fo:language="ru" fo:country="RU" officeooo:rsid="0266426e" officeooo:paragraph-rsid="0266426e" style:font-size-asian="12.25pt" style:font-size-complex="14pt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3d394b" officeooo:paragraph-rsid="01e417b3" style:font-size-asian="12.25pt" style:font-weight-asian="bold" style:font-size-complex="14pt" style:font-weight-complex="bold"/>
    </style:style>
    <style:style style:name="P21" style:family="paragraph" style:parent-style-name="Text_20_body">
      <style:text-properties style:font-name="Times New Roman" officeooo:paragraph-rsid="00062cf9"/>
    </style:style>
    <style:style style:name="P22" style:family="paragraph" style:parent-style-name="Text_20_body">
      <style:paragraph-properties fo:text-align="start" style:justify-single-word="false"/>
      <style:text-properties style:font-name="Times New Roman" officeooo:paragraph-rsid="00103153"/>
    </style:style>
    <style:style style:name="P23" style:family="paragraph" style:parent-style-name="Text_20_body">
      <style:paragraph-properties fo:text-align="start" style:justify-single-word="false"/>
      <style:text-properties style:font-name="Times New Roman" officeooo:rsid="02083b89" officeooo:paragraph-rsid="02090e6a"/>
    </style:style>
    <style:style style:name="P24" style:family="paragraph" style:parent-style-name="Text_20_body">
      <style:paragraph-properties fo:text-align="start" style:justify-single-word="false"/>
      <style:text-properties officeooo:paragraph-rsid="0009f63f"/>
    </style:style>
    <style:style style:name="P25" style:family="paragraph" style:parent-style-name="Text_20_body">
      <style:paragraph-properties fo:text-align="start" style:justify-single-word="false"/>
      <style:text-properties officeooo:paragraph-rsid="021b2cbe"/>
    </style:style>
    <style:style style:name="P26" style:family="paragraph" style:parent-style-name="Text_20_body">
      <style:paragraph-properties fo:text-align="start" style:justify-single-word="false"/>
      <style:text-properties officeooo:paragraph-rsid="02273ce8"/>
    </style:style>
    <style:style style:name="P27" style:family="paragraph" style:parent-style-name="Text_20_body">
      <style:paragraph-properties fo:text-align="start" style:justify-single-word="false"/>
      <style:text-properties officeooo:paragraph-rsid="022f47c1"/>
    </style:style>
    <style:style style:name="P28" style:family="paragraph" style:parent-style-name="Text_20_body">
      <style:paragraph-properties fo:text-align="start" style:justify-single-word="false"/>
      <style:text-properties officeooo:paragraph-rsid="02445ca2"/>
    </style:style>
    <style:style style:name="P29" style:family="paragraph" style:parent-style-name="Text_20_body">
      <style:paragraph-properties fo:text-align="start" style:justify-single-word="false"/>
      <style:text-properties officeooo:paragraph-rsid="0254967e"/>
    </style:style>
    <style:style style:name="P30" style:family="paragraph" style:parent-style-name="Text_20_body">
      <style:paragraph-properties fo:text-align="start" style:justify-single-word="false"/>
      <style:text-properties officeooo:rsid="020c1a18" officeooo:paragraph-rsid="020c1a18"/>
    </style:style>
    <style:style style:name="P31" style:family="paragraph" style:parent-style-name="Text_20_body">
      <style:paragraph-properties fo:text-align="start" style:justify-single-word="false"/>
      <style:text-properties fo:language="ru" fo:country="RU" fo:font-weight="bold" officeooo:rsid="0215b769" officeooo:paragraph-rsid="0215b769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language="ru" fo:country="RU" fo:font-weight="bold" officeooo:rsid="021c6077" officeooo:paragraph-rsid="021c6077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language="ru" fo:country="RU" fo:font-weight="bold" officeooo:rsid="021e2550" officeooo:paragraph-rsid="021e6e59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language="ru" fo:country="RU" fo:font-weight="bold" officeooo:rsid="02200ecc" officeooo:paragraph-rsid="02200ecc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2200ecc" officeooo:paragraph-rsid="02200ecc"/>
    </style:style>
    <style:style style:name="P36" style:family="paragraph" style:parent-style-name="Text_20_body">
      <style:paragraph-properties fo:text-align="start" style:justify-single-word="false"/>
      <style:text-properties fo:language="ru" fo:country="RU" officeooo:rsid="022f47c1" officeooo:paragraph-rsid="022f47c1"/>
    </style:style>
    <style:style style:name="P37" style:family="paragraph" style:parent-style-name="Text_20_body">
      <style:paragraph-properties fo:text-align="start" style:justify-single-word="false"/>
      <style:text-properties fo:language="ru" fo:country="RU" officeooo:rsid="024aa010" officeooo:paragraph-rsid="024aa010"/>
    </style:style>
    <style:style style:name="P38" style:family="paragraph" style:parent-style-name="Text_20_body">
      <style:paragraph-properties fo:text-align="start" style:justify-single-word="false"/>
      <style:text-properties fo:language="ru" fo:country="RU" officeooo:rsid="024b8bff" officeooo:paragraph-rsid="024b8bff"/>
    </style:style>
    <style:style style:name="P39" style:family="paragraph" style:parent-style-name="Text_20_body">
      <style:paragraph-properties fo:text-align="start" style:justify-single-word="false"/>
      <style:text-properties fo:language="ru" fo:country="RU" officeooo:rsid="024ba357" officeooo:paragraph-rsid="024ba357"/>
    </style:style>
    <style:style style:name="P40" style:family="paragraph" style:parent-style-name="Text_20_body">
      <style:paragraph-properties fo:text-align="start" style:justify-single-word="false"/>
      <style:text-properties fo:language="ru" fo:country="RU" officeooo:rsid="02474f81" officeooo:paragraph-rsid="02474f81"/>
    </style:style>
    <style:style style:name="P41" style:family="paragraph" style:parent-style-name="Text_20_body">
      <style:paragraph-properties fo:text-align="start" style:justify-single-word="false"/>
      <style:text-properties fo:language="en" fo:country="US" fo:font-weight="normal" officeooo:rsid="0215b769" officeooo:paragraph-rsid="0215b769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officeooo:rsid="0221d435" officeooo:paragraph-rsid="0221d435"/>
    </style:style>
    <style:style style:name="P43" style:family="paragraph" style:parent-style-name="Text_20_body">
      <style:paragraph-properties fo:text-align="start" style:justify-single-word="false"/>
      <style:text-properties officeooo:rsid="022bd9f9" officeooo:paragraph-rsid="022bd9f9"/>
    </style:style>
    <style:style style:name="P44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en" fo:country="US" fo:font-weight="normal" officeooo:rsid="025026cf" officeooo:paragraph-rsid="025026cf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officeooo:rsid="0254967e" officeooo:paragraph-rsid="0254967e"/>
    </style:style>
    <style:style style:name="P46" style:family="paragraph" style:parent-style-name="Text_20_body">
      <style:text-properties officeooo:paragraph-rsid="0266426e"/>
    </style:style>
    <style:style style:name="P4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rsid="0005024c" officeooo:paragraph-rsid="00df830e" style:font-size-asian="12.25pt" style:font-size-complex="14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Heading" style:master-page-name="Index">
      <style:paragraph-properties style:page-number="auto" fo:break-before="page"/>
    </style:style>
    <style:style style:name="P51" style:family="paragraph" style:parent-style-name="Heading_20_1">
      <style:paragraph-properties fo:text-align="center" style:justify-single-word="false"/>
      <style:text-properties style:font-name="Times New Roman" officeooo:rsid="00c7a3db" officeooo:paragraph-rsid="00c7a3db"/>
    </style:style>
    <style:style style:name="P52" style:family="paragraph" style:parent-style-name="Heading_20_1">
      <style:paragraph-properties fo:margin-top="5.001cm" fo:margin-bottom="0.21cm" loext:contextual-spacing="false" fo:text-align="center" style:justify-single-word="false"/>
      <style:text-properties officeooo:rsid="00064a1c" officeooo:paragraph-rsid="00e11127"/>
    </style:style>
    <style:style style:name="P53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officeooo:paragraph-rsid="00e11127"/>
    </style:style>
    <style:style style:name="P54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officeooo:rsid="00064a1c" officeooo:paragraph-rsid="00e11127"/>
    </style:style>
    <style:style style:name="P55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style:font-name="Times new roman" fo:font-size="18.2000007629395pt" fo:language="ru" fo:country="RU" fo:font-weight="bold" officeooo:rsid="01fffc7b" officeooo:paragraph-rsid="01fffc7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6" style:family="paragraph" style:parent-style-name="Heading_20_1" style:master-page-name="Standard">
      <style:paragraph-properties fo:text-align="center" style:justify-single-word="false" style:page-number="1" fo:break-before="page"/>
      <style:text-properties style:font-name="Times New Roman" officeooo:rsid="0005024c" officeooo:paragraph-rsid="0005024c"/>
    </style:style>
    <style:style style:name="P57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58" style:family="paragraph" style:parent-style-name="Heading_20_1">
      <style:paragraph-properties fo:text-align="center" style:justify-single-word="false" fo:break-before="page"/>
      <style:text-properties style:font-name="Times New Roman" officeooo:rsid="00062cf9" officeooo:paragraph-rsid="00062cf9"/>
    </style:style>
    <style:style style:name="P59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ru" fo:country="RU" fo:font-weight="normal" officeooo:rsid="0204f842" officeooo:paragraph-rsid="0204f842" style:font-size-asian="14pt" style:font-weight-asian="normal" style:font-size-complex="14pt" style:font-weight-complex="normal"/>
    </style:style>
    <style:style style:name="P60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weight="normal" officeooo:rsid="0204f842" officeooo:paragraph-rsid="0204f842" style:font-size-asian="14pt" style:font-weight-asian="normal" style:font-size-complex="14pt" style:font-weight-complex="normal"/>
    </style:style>
    <style:style style:name="P61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weight="normal" officeooo:rsid="02063bc8" officeooo:paragraph-rsid="02063bc8" style:font-size-asian="14pt" style:font-weight-asian="normal" style:font-size-complex="14pt" style:font-weight-complex="normal"/>
    </style:style>
    <style:style style:name="P62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weight="normal" officeooo:rsid="02065b47" officeooo:paragraph-rsid="02065b47" style:font-size-asian="14pt" style:font-weight-asian="normal" style:font-size-complex="14pt" style:font-weight-complex="normal"/>
    </style:style>
    <style:style style:name="P63" style:family="paragraph" style:parent-style-name="Text_20_body" style:list-style-name="L11">
      <style:paragraph-properties fo:text-align="start" style:justify-single-word="false"/>
      <style:text-properties style:font-name="Times New Roman" fo:font-size="14pt" fo:language="ru" fo:country="RU" fo:font-weight="normal" officeooo:rsid="020c1a18" officeooo:paragraph-rsid="020c1a18" style:font-size-asian="14pt" style:font-weight-asian="normal" style:font-size-complex="14pt" style:font-weight-complex="normal"/>
    </style:style>
    <style:style style:name="P64" style:family="paragraph" style:parent-style-name="Text_20_body" style:list-style-name="L12">
      <style:paragraph-properties fo:text-align="start" style:justify-single-word="false"/>
      <style:text-properties style:font-name="Times New Roman" fo:font-size="14pt" fo:language="ru" fo:country="RU" fo:font-weight="normal" officeooo:rsid="021e6e59" officeooo:paragraph-rsid="021e6e59" style:font-size-asian="14pt" style:font-weight-asian="normal" style:font-size-complex="14pt" style:font-weight-complex="normal"/>
    </style:style>
    <style:style style:name="P65" style:family="paragraph" style:parent-style-name="Text_20_body" style:list-style-name="L9">
      <style:paragraph-properties fo:text-align="start" style:justify-single-word="false"/>
      <style:text-properties style:font-name="Times New Roman" fo:font-size="14pt" fo:language="ru" fo:country="RU" fo:font-weight="normal" officeooo:rsid="020c1a18" officeooo:paragraph-rsid="020c1a18" style:font-size-asian="12.25pt" style:font-weight-asian="normal" style:font-size-complex="14pt" style:font-weight-complex="normal"/>
    </style:style>
    <style:style style:name="P66" style:family="paragraph" style:parent-style-name="Text_20_body" style:list-style-name="L10">
      <style:paragraph-properties fo:text-align="start" style:justify-single-word="false"/>
      <style:text-properties style:font-name="Times New Roman" fo:font-size="14pt" fo:language="ru" fo:country="RU" fo:font-weight="normal" officeooo:rsid="020c1a18" officeooo:paragraph-rsid="020c1a18" style:font-size-asian="12.25pt" style:font-weight-asian="normal" style:font-size-complex="14pt" style:font-weight-complex="normal"/>
    </style:style>
    <style:style style:name="P67" style:family="paragraph" style:parent-style-name="Text_20_body" style:list-style-name="L13">
      <style:paragraph-properties fo:text-align="start" style:justify-single-word="false"/>
      <style:text-properties style:font-name="Times New Roman" fo:font-size="14pt" fo:language="ru" fo:country="RU" fo:font-style="normal" fo:font-weight="normal" officeooo:rsid="0221d435" officeooo:paragraph-rsid="0221d435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Text_20_body" style:list-style-name="L14">
      <style:paragraph-properties fo:text-align="start" style:justify-single-word="false"/>
      <style:text-properties style:font-name="Times New Roman" fo:font-size="14pt" fo:language="ru" fo:country="RU" fo:font-style="normal" fo:font-weight="normal" officeooo:rsid="0221d435" officeooo:paragraph-rsid="0221d435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Text_20_body" style:list-style-name="L15">
      <style:paragraph-properties fo:text-align="start" style:justify-single-word="false"/>
      <style:text-properties style:font-name="Times New Roman" fo:font-size="14pt" fo:language="ru" fo:country="RU" fo:font-style="normal" fo:font-weight="normal" officeooo:rsid="0221d435" officeooo:paragraph-rsid="0221d435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Text_20_body" style:list-style-name="L16">
      <style:paragraph-properties fo:text-align="start" style:justify-single-word="false"/>
      <style:text-properties style:font-name="Times New Roman" fo:font-size="14pt" fo:language="ru" fo:country="RU" fo:font-style="normal" fo:font-weight="normal" officeooo:rsid="0221d435" officeooo:paragraph-rsid="0221d435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Text_20_body" style:list-style-name="L11">
      <style:paragraph-properties fo:text-align="start" style:justify-single-word="false"/>
      <style:text-properties style:font-name="Times New Roman" fo:font-size="14pt" fo:language="en" fo:country="US" fo:font-weight="normal" officeooo:rsid="020c1a18" officeooo:paragraph-rsid="020c1a18" style:font-size-asian="14pt" style:font-weight-asian="normal" style:font-size-complex="14pt" style:font-weight-complex="normal"/>
    </style:style>
    <style:style style:name="P72" style:family="paragraph" style:parent-style-name="Text_20_body" style:list-style-name="L11">
      <style:paragraph-properties fo:text-align="start" style:justify-single-word="false"/>
      <style:text-properties style:font-name="Times New Roman" fo:font-size="14pt" fo:language="en" fo:country="US" fo:font-weight="normal" officeooo:rsid="020c1a18" officeooo:paragraph-rsid="02113757" style:font-size-asian="14pt" style:font-weight-asian="normal" style:font-size-complex="14pt" style:font-weight-complex="normal"/>
    </style:style>
    <style:style style:name="P73" style:family="paragraph" style:parent-style-name="Text_20_body" style:list-style-name="L2">
      <style:paragraph-properties fo:text-align="start" style:justify-single-word="false"/>
      <style:text-properties style:font-name="Times New Roman" officeooo:rsid="02063bc8" officeooo:paragraph-rsid="02063bc8"/>
    </style:style>
    <style:style style:name="P74" style:family="paragraph" style:parent-style-name="Text_20_body" style:list-style-name="L2">
      <style:paragraph-properties fo:text-align="start" style:justify-single-word="false"/>
      <style:text-properties style:font-name="Times New Roman" officeooo:rsid="02063bc8" officeooo:paragraph-rsid="02065b47"/>
    </style:style>
    <style:style style:name="P75" style:family="paragraph" style:parent-style-name="Text_20_body" style:list-style-name="L17">
      <style:text-properties style:font-name="Times New Roman" officeooo:rsid="01d34efa" officeooo:paragraph-rsid="01d34efa"/>
    </style:style>
    <style:style style:name="P76" style:family="paragraph" style:parent-style-name="Text_20_body" style:list-style-name="L3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273ce8" officeooo:paragraph-rsid="02273ce8" style:font-size-asian="14pt" style:font-weight-asian="normal" style:font-size-complex="14pt" style:font-weight-complex="normal"/>
    </style:style>
    <style:style style:name="P77" style:family="paragraph" style:parent-style-name="Text_20_body" style:list-style-name="L3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29652d" officeooo:paragraph-rsid="0229652d" style:font-size-asian="14pt" style:font-weight-asian="normal" style:font-size-complex="14pt" style:font-weight-complex="normal"/>
    </style:style>
    <style:style style:name="P78" style:family="paragraph" style:parent-style-name="Text_20_body" style:list-style-name="L5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474f81" officeooo:paragraph-rsid="02474f81" style:font-size-asian="14pt" style:font-weight-asian="normal" style:font-size-complex="14pt" style:font-weight-complex="normal"/>
    </style:style>
    <style:style style:name="P79" style:family="paragraph" style:parent-style-name="Text_20_body" style:list-style-name="L6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4aa010" officeooo:paragraph-rsid="024aa010" style:font-size-asian="14pt" style:font-weight-asian="normal" style:font-size-complex="14pt" style:font-weight-complex="normal"/>
    </style:style>
    <style:style style:name="P80" style:family="paragraph" style:parent-style-name="Text_20_body" style:list-style-name="L7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24aa010" officeooo:paragraph-rsid="024aa010" style:font-size-asian="14pt" style:font-weight-asian="normal" style:font-size-complex="14pt" style:font-weight-complex="normal"/>
    </style:style>
    <style:style style:name="P81" style:family="paragraph" style:parent-style-name="Text_20_body" style:list-style-name="L8">
      <style:paragraph-properties fo:text-align="start" style:justify-single-word="false"/>
      <style:text-properties style:text-position="0% 100%" style:font-name="Times New Roman" fo:font-size="14pt" fo:language="en" fo:country="US" fo:font-weight="normal" officeooo:rsid="024ba357" officeooo:paragraph-rsid="024ba357" style:font-size-asian="14pt" style:font-weight-asian="normal" style:font-size-complex="14pt" style:font-weight-complex="normal"/>
    </style:style>
    <style:style style:name="P82" style:family="paragraph" style:parent-style-name="Text_20_body" style:list-style-name="L8">
      <style:paragraph-properties fo:text-align="start" style:justify-single-word="false"/>
      <style:text-properties style:text-position="0% 100%" style:font-name="Times New Roman" fo:font-size="14pt" fo:language="en" fo:country="US" fo:font-weight="normal" officeooo:rsid="024c1338" officeooo:paragraph-rsid="024c1338" style:font-size-asian="14pt" style:font-weight-asian="normal" style:font-size-complex="14pt" style:font-weight-complex="normal"/>
    </style:style>
    <style:style style:name="P83" style:family="paragraph" style:parent-style-name="Text_20_body" style:list-style-name="L3">
      <style:paragraph-properties fo:text-align="start" style:justify-single-word="false"/>
      <style:text-properties officeooo:rsid="02273ce8" officeooo:paragraph-rsid="02273ce8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paragraph-rsid="0232c2ff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paragraph-rsid="02384380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paragraph-rsid="02401ac2"/>
    </style:style>
    <style:style style:name="P87" style:family="paragraph" style:parent-style-name="Text_20_body" style:list-style-name="L7">
      <style:paragraph-properties fo:text-align="start" style:justify-single-word="false"/>
      <style:text-properties officeooo:paragraph-rsid="024aa010"/>
    </style:style>
    <style:style style:name="P88" style:family="paragraph" style:parent-style-name="Text_20_body" style:list-style-name="L8">
      <style:paragraph-properties fo:text-align="start" style:justify-single-word="false"/>
      <style:text-properties officeooo:paragraph-rsid="024ba357"/>
    </style:style>
    <style:style style:name="P89" style:family="paragraph" style:parent-style-name="Text_20_body" style:list-style-name="L11">
      <style:paragraph-properties fo:text-align="start" style:justify-single-word="false"/>
      <style:text-properties officeooo:paragraph-rsid="020c1a18"/>
    </style:style>
    <style:style style:name="P90" style:family="paragraph" style:parent-style-name="Text_20_body" style:list-style-name="L4">
      <style:paragraph-properties fo:text-align="start" style:justify-single-word="false"/>
      <style:text-properties style:font-name="Monoscaped" fo:font-size="12pt" fo:language="en" fo:country="US" officeooo:rsid="022f47c1" officeooo:paragraph-rsid="023ad9ec" style:font-size-asian="12pt" style:font-size-complex="12pt"/>
    </style:style>
    <style:style style:name="P91" style:family="paragraph" style:parent-style-name="Text_20_body" style:list-style-name="L4">
      <style:paragraph-properties fo:text-align="start" style:justify-single-word="false"/>
      <style:text-properties style:font-name="Monoscaped" fo:font-size="12pt" fo:language="en" fo:country="US" officeooo:rsid="022f47c1" officeooo:paragraph-rsid="023efc37" style:font-size-asian="12pt" style:font-size-complex="12pt"/>
    </style:style>
    <style:style style:name="P92" style:family="paragraph" style:parent-style-name="Text_20_body" style:list-style-name="L4">
      <style:paragraph-properties fo:text-align="start" style:justify-single-word="false"/>
      <style:text-properties style:font-name="Monoscaped" fo:font-size="12pt" fo:language="en" fo:country="US" officeooo:rsid="022f47c1" officeooo:paragraph-rsid="0241de2e" style:font-size-asian="12pt" style:font-size-complex="12pt"/>
    </style:style>
    <style:style style:name="P93" style:family="paragraph" style:parent-style-name="Text_20_body" style:list-style-name="L7">
      <style:paragraph-properties fo:text-align="start" style:justify-single-word="false"/>
      <style:text-properties fo:language="en" fo:country="US" officeooo:rsid="024aa010" officeooo:paragraph-rsid="024aa010"/>
    </style:style>
    <style:style style:name="P94" style:family="paragraph" style:parent-style-name="Text_20_body" style:list-style-name="L8">
      <style:paragraph-properties fo:text-align="start" style:justify-single-word="false"/>
      <style:text-properties fo:language="en" fo:country="US" officeooo:rsid="024ba357" officeooo:paragraph-rsid="024ba357"/>
    </style:style>
    <style:style style:name="P95" style:family="paragraph" style:parent-style-name="Text_20_body" style:list-style-name="L8">
      <style:paragraph-properties fo:text-align="start" style:justify-single-word="false"/>
      <style:text-properties fo:language="en" fo:country="US" officeooo:rsid="024f4cd5" officeooo:paragraph-rsid="024f4cd5"/>
    </style:style>
    <style:style style:name="P96" style:family="paragraph" style:parent-style-name="Text_20_body" style:list-style-name="L11">
      <style:paragraph-properties fo:text-align="start" style:justify-single-word="false"/>
      <style:text-properties fo:language="en" fo:country="US" officeooo:rsid="020c1a18" officeooo:paragraph-rsid="020c1a18"/>
    </style:style>
    <style:style style:name="P97" style:family="paragraph" style:parent-style-name="Text_20_body" style:list-style-name="L12">
      <style:paragraph-properties fo:text-align="start" style:justify-single-word="false"/>
      <style:text-properties fo:language="ru" fo:country="RU" officeooo:rsid="021e6e59" officeooo:paragraph-rsid="021e6e59"/>
    </style:style>
    <style:style style:name="P98" style:family="paragraph" style:parent-style-name="Text_20_body" style:list-style-name="L17">
      <style:text-properties officeooo:paragraph-rsid="02451c1a"/>
    </style:style>
    <style:style style:name="P99" style:family="paragraph" style:parent-style-name="Text_20_body" style:list-style-name="L17">
      <style:text-properties officeooo:paragraph-rsid="0254967e"/>
    </style:style>
    <style:style style:name="P100" style:family="paragraph" style:parent-style-name="Text_20_body" style:list-style-name="L17">
      <style:text-properties officeooo:paragraph-rsid="02593d0d"/>
    </style:style>
    <style:style style:name="P101" style:family="paragraph" style:parent-style-name="Text_20_body" style:list-style-name="L17">
      <style:text-properties officeooo:paragraph-rsid="02190823"/>
    </style:style>
    <style:style style:name="P102" style:family="paragraph" style:parent-style-name="Text_20_body" style:list-style-name="L17">
      <style:text-properties officeooo:rsid="0159b537" officeooo:paragraph-rsid="02190823"/>
    </style:style>
    <style:style style:name="T1" style:family="text">
      <style:text-properties officeooo:rsid="00064a1c"/>
    </style:style>
    <style:style style:name="T2" style:family="text">
      <style:text-properties officeooo:rsid="01d5cb9c"/>
    </style:style>
    <style:style style:name="T3" style:family="text">
      <style:text-properties style:font-name="Times new roman1" fo:font-size="14pt" fo:language="ru" fo:country="RU" officeooo:rsid="0159b537" style:font-size-asian="14pt" style:font-size-complex="14pt"/>
    </style:style>
    <style:style style:name="T4" style:family="text">
      <style:text-properties officeooo:rsid="004d69bb"/>
    </style:style>
    <style:style style:name="T5" style:family="text">
      <style:text-properties officeooo:rsid="00cd2931"/>
    </style:style>
    <style:style style:name="T6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language="en" fo:country="US" fo:font-weight="normal" officeooo:rsid="02065b47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20346cf" style:font-size-asian="14pt" style:font-weight-asian="normal" style:font-size-complex="14pt" style:font-weight-complex="normal"/>
    </style:style>
    <style:style style:name="T9" style:family="text">
      <style:text-properties fo:font-size="14pt" fo:font-weight="bold" officeooo:rsid="0009f63f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152585b" style:font-size-asian="14pt" style:font-size-complex="14pt"/>
    </style:style>
    <style:style style:name="T1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204f842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2065b47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2090e6a" style:font-size-asian="14pt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officeooo:rsid="0209807f" style:font-size-asian="14pt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officeooo:rsid="020a61ec" style:font-size-asian="14pt" style:font-weight-asian="normal" style:font-size-complex="14pt" style:font-weight-complex="normal"/>
    </style:style>
    <style:style style:name="T18" style:family="text">
      <style:text-properties fo:font-size="14pt" fo:language="ru" fo:country="RU" fo:font-weight="normal" officeooo:rsid="020bba1e" style:font-size-asian="14pt" style:font-weight-asian="normal" style:font-size-complex="14pt" style:font-weight-complex="normal"/>
    </style:style>
    <style:style style:name="T19" style:family="text">
      <style:text-properties officeooo:rsid="0162247c"/>
    </style:style>
    <style:style style:name="T20" style:family="text">
      <style:text-properties style:font-name="Times New Roman" fo:font-size="14pt" fo:language="ru" fo:country="RU" style:font-size-asian="14pt" style:font-size-complex="14pt"/>
    </style:style>
    <style:style style:name="T21" style:family="text">
      <style:text-properties style:font-name="Times New Roman" fo:font-size="14pt" fo:language="ru" fo:country="RU" officeooo:rsid="015a1fd4" style:font-size-asian="14pt" style:font-size-complex="14pt"/>
    </style:style>
    <style:style style:name="T22" style:family="text">
      <style:text-properties style:font-name="Times New Roman" fo:font-size="14pt" fo:language="ru" fo:country="RU" officeooo:rsid="02174c9d" style:font-size-asian="14pt" style:font-size-complex="14pt"/>
    </style:style>
    <style:style style:name="T23" style:family="text">
      <style:text-properties style:font-name="Times New Roman" fo:font-size="14pt" fo:language="ru" fo:country="RU" officeooo:rsid="02451c1a" style:font-size-asian="14pt" style:font-size-complex="14pt"/>
    </style:style>
    <style:style style:name="T24" style:family="text">
      <style:text-properties style:font-name="Times New Roman" fo:font-size="14pt" fo:language="ru" fo:country="RU" officeooo:rsid="0254967e" style:font-size-asian="14pt" style:font-size-complex="14pt"/>
    </style:style>
    <style:style style:name="T25" style:family="text">
      <style:text-properties style:font-name="Times New Roman" fo:font-size="14pt" fo:language="ru" fo:country="RU" officeooo:rsid="02593d0d" style:font-size-asian="14pt" style:font-size-complex="14pt"/>
    </style:style>
    <style:style style:name="T26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language="ru" fo:country="RU" fo:font-weight="normal" officeooo:rsid="020fa3b4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language="ru" fo:country="RU" fo:font-weight="normal" officeooo:rsid="02113757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language="ru" fo:country="RU" fo:font-weight="normal" officeooo:rsid="020c1a18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language="ru" fo:country="RU" fo:font-weight="normal" officeooo:rsid="021a3690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21b2cbe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fo:font-weight="normal" officeooo:rsid="021be779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26d7b74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style:font-name="Times New Roman" fo:font-size="14pt" fo:language="ru" fo:country="RU" officeooo:rsid="0266426e" style:font-size-asian="12.25pt" style:font-size-complex="14pt"/>
    </style:style>
    <style:style style:name="T37" style:family="text">
      <style:text-properties style:font-name="Times New Roman" fo:font-size="14pt" fo:language="ru" fo:country="RU" officeooo:rsid="0266e432" style:font-size-asian="12.25pt" style:font-size-complex="14pt"/>
    </style:style>
    <style:style style:name="T38" style:family="text">
      <style:text-properties style:font-name="Times New Roman" fo:font-size="14pt" fo:language="ru" fo:country="RU" officeooo:rsid="0267a9f1" style:font-size-asian="12.25pt" style:font-size-complex="14pt"/>
    </style:style>
    <style:style style:name="T39" style:family="text">
      <style:text-properties style:font-name="Times New Roman" fo:font-size="14pt" fo:language="en" fo:country="US" style:font-size-asian="14pt" style:font-size-complex="14pt"/>
    </style:style>
    <style:style style:name="T40" style:family="text">
      <style:text-properties style:font-name="Times New Roman" fo:font-size="14pt" fo:language="en" fo:country="US" officeooo:rsid="015a1fd4" style:font-size-asian="14pt" style:font-size-complex="14pt"/>
    </style:style>
    <style:style style:name="T41" style:family="text">
      <style:text-properties style:font-name="Times New Roman" fo:font-size="14pt" fo:language="en" fo:country="US" officeooo:rsid="02190823" style:font-size-asian="14pt" style:font-size-complex="14pt"/>
    </style:style>
    <style:style style:name="T42" style:family="text">
      <style:text-properties style:font-name="Times New Roman" fo:font-size="14pt" fo:language="en" fo:country="US" officeooo:rsid="021d8c49" style:font-size-asian="14pt" style:font-size-complex="14pt"/>
    </style:style>
    <style:style style:name="T43" style:family="text">
      <style:text-properties style:font-name="Times New Roman" fo:font-size="14pt" fo:language="en" fo:country="US" officeooo:rsid="021e6e59" style:font-size-asian="14pt" style:font-size-complex="14pt"/>
    </style:style>
    <style:style style:name="T44" style:family="text">
      <style:text-properties style:font-name="Times New Roman" fo:font-size="14pt" fo:language="en" fo:country="US" officeooo:rsid="02451c1a" style:font-size-asian="14pt" style:font-size-complex="14pt"/>
    </style:style>
    <style:style style:name="T45" style:family="text">
      <style:text-properties style:font-name="Times New Roman" fo:font-size="14pt" fo:language="en" fo:country="US" officeooo:rsid="0254967e" style:font-size-asian="14pt" style:font-size-complex="14pt"/>
    </style:style>
    <style:style style:name="T46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47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fo:language="en" fo:country="US" fo:font-weight="normal" officeooo:rsid="020c1a18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fo:language="en" fo:country="US" fo:font-weight="normal" officeooo:rsid="02113757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language="en" fo:country="US" fo:font-weight="normal" officeooo:rsid="0212ffee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language="en" fo:country="US" fo:font-weight="normal" officeooo:rsid="021b2cbe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language="en" fo:country="US" fo:font-weight="normal" officeooo:rsid="021be779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en" fo:country="US" fo:font-weight="normal" officeooo:rsid="021d8c49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language="en" fo:country="US" fo:font-weight="normal" officeooo:rsid="021e6e59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language="en" fo:country="US" fo:font-weight="normal" officeooo:rsid="026ab557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language="en" fo:country="US" fo:font-weight="normal" officeooo:rsid="026c1db9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fo:language="en" fo:country="US" fo:font-weight="normal" officeooo:rsid="021c6077" style:font-size-asian="14pt" style:font-weight-asian="normal" style:font-size-complex="14pt" style:font-weight-complex="normal"/>
    </style:style>
    <style:style style:name="T58" style:family="text">
      <style:text-properties style:font-name="Times New Roman" fo:font-size="14pt" fo:language="en" fo:country="US" fo:font-weight="normal" officeooo:rsid="026d7b74" style:font-size-asian="14pt" style:font-weight-asian="normal" style:font-size-complex="14pt" style:font-weight-complex="normal"/>
    </style:style>
    <style:style style:name="T59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font-name="Times New Roman" fo:font-size="14pt" fo:language="en" fo:country="US" officeooo:rsid="0266426e" style:font-size-asian="12.25pt" style:font-size-complex="14pt"/>
    </style:style>
    <style:style style:name="T64" style:family="text">
      <style:text-properties style:font-name="Times New Roman" fo:font-size="14pt" style:font-size-asian="14pt" style:font-size-complex="14pt"/>
    </style:style>
    <style:style style:name="T65" style:family="text">
      <style:text-properties style:font-name="Times New Roman" fo:font-size="14pt" officeooo:rsid="00ca8193" style:font-size-asian="14pt" style:font-size-complex="14pt"/>
    </style:style>
    <style:style style:name="T66" style:family="text">
      <style:text-properties style:font-name="Times New Roman" fo:font-size="14pt" officeooo:rsid="0212ffee" style:font-size-asian="14pt" style:font-size-complex="14pt"/>
    </style:style>
    <style:style style:name="T67" style:family="text">
      <style:text-properties style:font-name="Times New Roman" fo:font-size="14pt" officeooo:rsid="02174c9d" style:font-size-asian="14pt" style:font-size-complex="14pt"/>
    </style:style>
    <style:style style:name="T68" style:family="text">
      <style:text-properties style:font-name="Times New Roman" fo:font-size="14pt" officeooo:rsid="021be779" style:font-size-asian="14pt" style:font-size-complex="14pt"/>
    </style:style>
    <style:style style:name="T69" style:family="text">
      <style:text-properties style:font-name="Times New Roman" fo:font-size="14pt" officeooo:rsid="021d8c49" style:font-size-asian="14pt" style:font-size-complex="14pt"/>
    </style:style>
    <style:style style:name="T70" style:family="text">
      <style:text-properties style:font-name="Times New Roman" fo:font-size="14pt" officeooo:rsid="021e6e59" style:font-size-asian="14pt" style:font-size-complex="14pt"/>
    </style:style>
    <style:style style:name="T71" style:family="text">
      <style:text-properties style:font-name="Times New Roman" fo:font-size="14pt" officeooo:rsid="02451c1a" style:font-size-asian="14pt" style:font-size-complex="14pt"/>
    </style:style>
    <style:style style:name="T72" style:family="text">
      <style:text-properties style:font-name="Times New Roman" fo:font-size="14pt" officeooo:rsid="02645035" style:font-size-asian="14pt" style:font-size-complex="14pt"/>
    </style:style>
    <style:style style:name="T73" style:family="text">
      <style:text-properties style:font-name="Times New Roman" fo:font-size="14pt" officeooo:rsid="026defd5" style:font-size-asian="14pt" style:font-size-complex="14pt"/>
    </style:style>
    <style:style style:name="T7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5" style:family="text">
      <style:text-properties style:font-name="Times New Roman" fo:font-size="14pt" fo:font-weight="bold" officeooo:rsid="004edb1b" style:font-size-asian="14pt" style:font-weight-asian="bold" style:font-size-complex="14pt" style:font-weight-complex="bold"/>
    </style:style>
    <style:style style:name="T76" style:family="text">
      <style:text-properties style:font-name="Times New Roman" fo:font-size="14pt" fo:font-weight="bold" officeooo:rsid="00acec68" style:font-size-asian="14pt" style:font-weight-asian="bold" style:font-size-complex="14pt" style:font-weight-complex="bold"/>
    </style:style>
    <style:style style:name="T77" style:family="text">
      <style:text-properties style:font-name="Times New Roman" fo:font-size="14pt" fo:font-weight="bold" officeooo:rsid="0009f63f" style:font-size-asian="14pt" style:font-weight-asian="bold" style:font-size-complex="14pt" style:font-weight-complex="bold"/>
    </style:style>
    <style:style style:name="T7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9" style:family="text">
      <style:text-properties style:font-name="Times New Roman" fo:font-size="14pt" fo:font-weight="normal" officeooo:rsid="01fffc7b" style:font-size-asian="14pt" style:font-weight-asian="normal" style:font-size-complex="14pt" style:font-weight-complex="normal"/>
    </style:style>
    <style:style style:name="T80" style:family="text">
      <style:text-properties style:font-name="Times New Roman" fo:font-size="14pt" fo:font-weight="normal" officeooo:rsid="020fa3b4" style:font-size-asian="14pt" style:font-weight-asian="normal" style:font-size-complex="14pt" style:font-weight-complex="normal"/>
    </style:style>
    <style:style style:name="T81" style:family="text">
      <style:text-properties style:font-name="Times New Roman" fo:font-size="14pt" fo:font-weight="normal" officeooo:rsid="02113757" style:font-size-asian="14pt" style:font-weight-asian="normal" style:font-size-complex="14pt" style:font-weight-complex="normal"/>
    </style:style>
    <style:style style:name="T82" style:family="text">
      <style:text-properties style:font-name="Times New Roman" fo:font-size="14pt" fo:font-weight="normal" officeooo:rsid="021a3690" style:font-size-asian="14pt" style:font-weight-asian="normal" style:font-size-complex="14pt" style:font-weight-complex="normal"/>
    </style:style>
    <style:style style:name="T83" style:family="text">
      <style:text-properties style:font-name="Times New Roman" fo:font-size="14pt" fo:font-weight="normal" officeooo:rsid="021c6077" style:font-size-asian="14pt" style:font-weight-asian="normal" style:font-size-complex="14pt" style:font-weight-complex="normal"/>
    </style:style>
    <style:style style:name="T84" style:family="text">
      <style:text-properties style:font-name="Times New Roman" fo:font-size="14pt" fo:font-weight="normal" officeooo:rsid="021d8c49" style:font-size-asian="14pt" style:font-weight-asian="normal" style:font-size-complex="14pt" style:font-weight-complex="normal"/>
    </style:style>
    <style:style style:name="T85" style:family="text">
      <style:text-properties style:font-name="Times New Roman" fo:font-size="14pt" fo:font-weight="normal" officeooo:rsid="021e2550" style:font-size-asian="14pt" style:font-weight-asian="normal" style:font-size-complex="14pt" style:font-weight-complex="normal"/>
    </style:style>
    <style:style style:name="T86" style:family="text">
      <style:text-properties style:font-name="Times New Roman" fo:font-size="14pt" fo:font-weight="normal" officeooo:rsid="021e6e59" style:font-size-asian="14pt" style:font-weight-asian="normal" style:font-size-complex="14pt" style:font-weight-complex="normal"/>
    </style:style>
    <style:style style:name="T87" style:family="text">
      <style:text-properties style:font-name="Times New Roman" fo:font-size="14pt" fo:font-weight="normal" officeooo:rsid="026c1db9" style:font-size-asian="14pt" style:font-weight-asian="normal" style:font-size-complex="14pt" style:font-weight-complex="normal"/>
    </style:style>
    <style:style style:name="T88" style:family="text">
      <style:text-properties style:font-name="Times New Roman" fo:font-size="14pt" fo:font-weight="normal" officeooo:rsid="026d7b74" style:font-size-asian="14pt" style:font-weight-asian="normal" style:font-size-complex="14pt" style:font-weight-complex="normal"/>
    </style:style>
    <style:style style:name="T89" style:family="text">
      <style:text-properties style:font-name="Times New Roman" fo:font-size="14pt" fo:font-weight="normal" officeooo:rsid="026defd5" style:font-size-asian="14pt" style:font-weight-asian="normal" style:font-size-complex="14pt" style:font-weight-complex="normal"/>
    </style:style>
    <style:style style:name="T90" style:family="text">
      <style:text-properties style:font-name="Times New Roman" fo:font-size="14pt" fo:font-weight="normal" officeooo:rsid="026fc037" style:font-size-asian="14pt" style:font-weight-asian="normal" style:font-size-complex="14pt" style:font-weight-complex="normal"/>
    </style:style>
    <style:style style:name="T91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93" style:family="text">
      <style:text-properties style:font-name="Times New Roman" fo:font-size="14pt" fo:font-style="normal" officeooo:rsid="0221d435" style:font-size-asian="14pt" style:font-style-asian="normal" style:font-size-complex="14pt" style:font-style-complex="normal"/>
    </style:style>
    <style:style style:name="T94" style:family="text">
      <style:text-properties fo:language="ru" fo:country="RU"/>
    </style:style>
    <style:style style:name="T95" style:family="text">
      <style:text-properties fo:language="ru" fo:country="RU" officeooo:rsid="01fe49ca"/>
    </style:style>
    <style:style style:name="T96" style:family="text">
      <style:text-properties fo:language="ru" fo:country="RU" fo:font-weight="normal" officeooo:rsid="01e7824f" style:font-weight-asian="normal" style:font-weight-complex="normal"/>
    </style:style>
    <style:style style:name="T97" style:family="text">
      <style:text-properties fo:language="ru" fo:country="RU" fo:font-weight="normal" officeooo:rsid="020c1a18" style:font-weight-asian="normal" style:font-weight-complex="normal"/>
    </style:style>
    <style:style style:name="T98" style:family="text">
      <style:text-properties fo:language="ru" fo:country="RU" officeooo:rsid="02113757"/>
    </style:style>
    <style:style style:name="T99" style:family="text">
      <style:text-properties fo:language="ru" fo:country="RU" officeooo:rsid="024dd092"/>
    </style:style>
    <style:style style:name="T100" style:family="text">
      <style:text-properties fo:language="ru" fo:country="RU" officeooo:rsid="024f46d8"/>
    </style:style>
    <style:style style:name="T101" style:family="text">
      <style:text-properties fo:language="ru" fo:country="RU" officeooo:rsid="024f72a0"/>
    </style:style>
    <style:style style:name="T102" style:family="text">
      <style:text-properties fo:language="ru" fo:country="RU" officeooo:rsid="024f76cc"/>
    </style:style>
    <style:style style:name="T103" style:family="text">
      <style:text-properties fo:language="ru" fo:country="RU" officeooo:rsid="025026cf"/>
    </style:style>
    <style:style style:name="T104" style:family="text">
      <style:text-properties fo:language="ru" fo:country="RU" officeooo:rsid="02515efd"/>
    </style:style>
    <style:style style:name="T105" style:family="text">
      <style:text-properties fo:language="ru" fo:country="RU" officeooo:rsid="0252c96a"/>
    </style:style>
    <style:style style:name="T106" style:family="text">
      <style:text-properties style:font-name="Times new roman" fo:font-size="18.2000007629395pt" fo:font-weight="bold" officeooo:rsid="0188cc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7" style:family="text">
      <style:text-properties officeooo:rsid="01e417b3"/>
    </style:style>
    <style:style style:name="T108" style:family="text">
      <style:text-properties fo:language="en" fo:country="US" officeooo:rsid="020dca66"/>
    </style:style>
    <style:style style:name="T109" style:family="text">
      <style:text-properties fo:language="en" fo:country="US" officeooo:rsid="020fa3b4"/>
    </style:style>
    <style:style style:name="T110" style:family="text">
      <style:text-properties officeooo:rsid="020dca66"/>
    </style:style>
    <style:style style:name="T111" style:family="text">
      <style:text-properties officeooo:rsid="020fa3b4"/>
    </style:style>
    <style:style style:name="T112" style:family="text">
      <style:text-properties officeooo:rsid="02113757"/>
    </style:style>
    <style:style style:name="T113" style:family="text">
      <style:text-properties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style:text-position="0% 100%" style:font-name="Times New Roman" fo:font-size="14pt" fo:language="ru" fo:country="RU" fo:font-weight="normal" officeooo:rsid="02273ce8" style:font-size-asian="14pt" style:font-weight-asian="normal" style:font-size-complex="14pt" style:font-weight-complex="normal"/>
    </style:style>
    <style:style style:name="T115" style:family="text">
      <style:text-properties style:text-position="0% 100%" style:font-name="Times New Roman" fo:font-size="14pt" fo:language="ru" fo:country="RU" fo:font-weight="normal" officeooo:rsid="0229652d" style:font-size-asian="14pt" style:font-weight-asian="normal" style:font-size-complex="14pt" style:font-weight-complex="normal"/>
    </style:style>
    <style:style style:name="T116" style:family="text">
      <style:text-properties style:text-position="0% 100%" style:font-name="Times New Roman" fo:font-size="14pt" fo:language="ru" fo:country="RU" fo:font-weight="normal" officeooo:rsid="022be8f7" style:font-size-asian="14pt" style:font-weight-asian="normal" style:font-size-complex="14pt" style:font-weight-complex="normal"/>
    </style:style>
    <style:style style:name="T117" style:family="text">
      <style:text-properties style:text-position="0% 100%" style:font-name="Times New Roman" fo:font-size="14pt" fo:language="ru" fo:country="RU" fo:font-weight="normal" officeooo:rsid="022daa10" style:font-size-asian="14pt" style:font-weight-asian="normal" style:font-size-complex="14pt" style:font-weight-complex="normal"/>
    </style:style>
    <style:style style:name="T118" style:family="text">
      <style:text-properties style:text-position="0% 100%" style:font-name="Times New Roman" fo:font-size="14pt" fo:language="ru" fo:country="RU" fo:font-weight="normal" officeooo:rsid="022f47c1" style:font-size-asian="14pt" style:font-weight-asian="normal" style:font-size-complex="14pt" style:font-weight-complex="normal"/>
    </style:style>
    <style:style style:name="T119" style:family="text">
      <style:text-properties style:text-position="0% 100%" style:font-name="Times New Roman" fo:font-size="14pt" fo:language="ru" fo:country="RU" fo:font-weight="normal" officeooo:rsid="02301e86" style:font-size-asian="14pt" style:font-weight-asian="normal" style:font-size-complex="14pt" style:font-weight-complex="normal"/>
    </style:style>
    <style:style style:name="T120" style:family="text">
      <style:text-properties style:text-position="0% 100%" style:font-name="Times New Roman" fo:font-size="14pt" fo:language="ru" fo:country="RU" fo:font-weight="normal" officeooo:rsid="02326a87" style:font-size-asian="14pt" style:font-weight-asian="normal" style:font-size-complex="14pt" style:font-weight-complex="normal"/>
    </style:style>
    <style:style style:name="T121" style:family="text">
      <style:text-properties style:text-position="0% 100%" style:font-name="Times New Roman" fo:font-size="14pt" fo:language="ru" fo:country="RU" fo:font-weight="normal" officeooo:rsid="02445ca2" style:font-size-asian="14pt" style:font-weight-asian="normal" style:font-size-complex="14pt" style:font-weight-complex="normal"/>
    </style:style>
    <style:style style:name="T122" style:family="text">
      <style:text-properties style:text-position="0% 100%" style:font-name="Times New Roman" fo:font-size="14pt" fo:language="ru" fo:country="RU" fo:font-weight="normal" officeooo:rsid="024aa010" style:font-size-asian="14pt" style:font-weight-asian="normal" style:font-size-complex="14pt" style:font-weight-complex="normal"/>
    </style:style>
    <style:style style:name="T123" style:family="text">
      <style:text-properties style:text-position="0% 100%" style:font-name="Times New Roman" fo:font-size="14pt" fo:language="ru" fo:country="RU" fo:font-weight="normal" officeooo:rsid="024f4cd5" style:font-size-asian="14pt" style:font-weight-asian="normal" style:font-size-complex="14pt" style:font-weight-complex="normal"/>
    </style:style>
    <style:style style:name="T124" style:family="text">
      <style:text-properties style:text-position="0% 100%" style:font-name="Times New Roman" fo:font-size="14pt" fo:language="ru" fo:country="RU" fo:font-weight="normal" officeooo:rsid="024f72a0" style:font-size-asian="14pt" style:font-weight-asian="normal" style:font-size-complex="14pt" style:font-weight-complex="normal"/>
    </style:style>
    <style:style style:name="T125" style:family="text">
      <style:text-properties style:text-position="0% 100%" style:font-name="Times New Roman" fo:font-size="14pt" fo:language="ru" fo:country="RU" fo:font-weight="normal" officeooo:rsid="024f76cc" style:font-size-asian="14pt" style:font-weight-asian="normal" style:font-size-complex="14pt" style:font-weight-complex="normal"/>
    </style:style>
    <style:style style:name="T126" style:family="text">
      <style:text-properties style:text-position="0% 100%" style:font-name="Times New Roman" fo:font-size="14pt" fo:language="ru" fo:country="RU" fo:font-weight="normal" officeooo:rsid="0254e5de" style:font-size-asian="14pt" style:font-weight-asian="normal" style:font-size-complex="14pt" style:font-weight-complex="normal"/>
    </style:style>
    <style:style style:name="T127" style:family="text">
      <style:text-properties style:text-position="0% 100%" style:font-name="Times New Roman" fo:font-size="14pt" fo:language="ru" fo:country="RU" fo:font-weight="normal" officeooo:rsid="02568845" style:font-size-asian="14pt" style:font-weight-asian="normal" style:font-size-complex="14pt" style:font-weight-complex="normal"/>
    </style:style>
    <style:style style:name="T128" style:family="text">
      <style:text-properties style:text-position="0% 100%" style:font-name="Times New Roman" fo:font-size="14pt" fo:language="ru" fo:country="RU" fo:font-weight="normal" officeooo:rsid="02581db8" style:font-size-asian="14pt" style:font-weight-asian="normal" style:font-size-complex="14pt" style:font-weight-complex="normal"/>
    </style:style>
    <style:style style:name="T129" style:family="text">
      <style:text-properties style:text-position="0% 100%" style:font-name="Times New Roman" fo:font-size="14pt" fo:language="ru" fo:country="RU" fo:font-weight="normal" officeooo:rsid="025c515e" style:font-size-asian="14pt" style:font-weight-asian="normal" style:font-size-complex="14pt" style:font-weight-complex="normal"/>
    </style:style>
    <style:style style:name="T130" style:family="text">
      <style:text-properties style:text-position="0% 100%" style:font-name="Times New Roman" fo:font-size="14pt" fo:language="ru" fo:country="RU" fo:font-weight="normal" officeooo:rsid="025e4371" style:font-size-asian="14pt" style:font-weight-asian="normal" style:font-size-complex="14pt" style:font-weight-complex="normal"/>
    </style:style>
    <style:style style:name="T131" style:family="text">
      <style:text-properties style:text-position="0% 100%" style:font-name="Times New Roman" fo:font-size="14pt" fo:language="ru" fo:country="RU" fo:font-weight="normal" officeooo:rsid="025f2aa5" style:font-size-asian="14pt" style:font-weight-asian="normal" style:font-size-complex="14pt" style:font-weight-complex="normal"/>
    </style:style>
    <style:style style:name="T132" style:family="text">
      <style:text-properties style:text-position="0% 100%" style:font-name="Times New Roman" fo:font-size="14pt" fo:language="ru" fo:country="RU" fo:font-weight="normal" officeooo:rsid="0260c79a" style:font-size-asian="14pt" style:font-weight-asian="normal" style:font-size-complex="14pt" style:font-weight-complex="normal"/>
    </style:style>
    <style:style style:name="T133" style:family="text">
      <style:text-properties style:text-position="0% 100%" style:font-name="Times New Roman" fo:font-size="14pt" fo:language="ru" fo:country="RU" fo:font-weight="normal" officeooo:rsid="02623cfd" style:font-size-asian="14pt" style:font-weight-asian="normal" style:font-size-complex="14pt" style:font-weight-complex="normal"/>
    </style:style>
    <style:style style:name="T134" style:family="text">
      <style:text-properties style:text-position="0% 100%" style:font-name="Times New Roman" fo:font-size="14pt" fo:language="ru" fo:country="RU" fo:font-style="normal" fo:font-weight="normal" officeooo:rsid="0232c2ff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style:text-position="0% 100%" style:font-name="Times New Roman" fo:font-size="14pt" fo:language="ru" fo:country="RU" fo:font-style="normal" fo:font-weight="normal" officeooo:rsid="02342f4a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style:text-position="0% 100%" style:font-name="Times New Roman" fo:font-size="14pt" fo:language="ru" fo:country="RU" fo:font-style="normal" fo:font-weight="normal" officeooo:rsid="023568e8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style:text-position="0% 100%" style:font-name="Times New Roman" fo:font-size="14pt" fo:language="ru" fo:country="RU" fo:font-style="normal" fo:font-weight="normal" officeooo:rsid="02369889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style:text-position="0% 100%" style:font-name="Times New Roman" fo:font-size="14pt" fo:language="ru" fo:country="RU" fo:font-style="normal" fo:font-weight="normal" officeooo:rsid="023787e0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style:text-position="0% 100%" style:font-name="Times New Roman" fo:font-size="14pt" fo:language="ru" fo:country="RU" fo:font-style="normal" fo:font-weight="normal" officeooo:rsid="02384380" style:font-size-asian="12.25pt" style:font-style-asian="normal" style:font-weight-asian="normal" style:font-size-complex="14pt" style:font-style-complex="normal" style:font-weight-complex="normal"/>
    </style:style>
    <style:style style:name="T140" style:family="text">
      <style:text-properties style:text-position="0% 100%" style:font-name="Times New Roman" fo:font-size="14pt" fo:language="ru" fo:country="RU" fo:font-style="normal" fo:font-weight="normal" officeooo:rsid="02393029" style:font-size-asian="12.25pt" style:font-style-asian="normal" style:font-weight-asian="normal" style:font-size-complex="14pt" style:font-style-complex="normal" style:font-weight-complex="normal"/>
    </style:style>
    <style:style style:name="T141" style:family="text">
      <style:text-properties style:text-position="0% 100%" style:font-name="Times New Roman" fo:font-size="14pt" fo:language="ru" fo:country="RU" fo:font-style="normal" fo:font-weight="normal" officeooo:rsid="02394e23" style:font-size-asian="12.25pt" style:font-style-asian="normal" style:font-weight-asian="normal" style:font-size-complex="14pt" style:font-style-complex="normal" style:font-weight-complex="normal"/>
    </style:style>
    <style:style style:name="T142" style:family="text">
      <style:text-properties style:text-position="0% 100%" style:font-name="Times New Roman" fo:font-size="14pt" fo:language="ru" fo:country="RU" fo:font-style="normal" fo:font-weight="normal" officeooo:rsid="023ad9ec" style:font-size-asian="12.25pt" style:font-style-asian="normal" style:font-weight-asian="normal" style:font-size-complex="14pt" style:font-style-complex="normal" style:font-weight-complex="normal"/>
    </style:style>
    <style:style style:name="T143" style:family="text">
      <style:text-properties style:text-position="0% 100%" style:font-name="Times New Roman" fo:font-size="14pt" fo:language="ru" fo:country="RU" fo:font-style="normal" fo:font-weight="normal" officeooo:rsid="023cc7de" style:font-size-asian="12.25pt" style:font-style-asian="normal" style:font-weight-asian="normal" style:font-size-complex="14pt" style:font-style-complex="normal" style:font-weight-complex="normal"/>
    </style:style>
    <style:style style:name="T144" style:family="text">
      <style:text-properties style:text-position="0% 100%" style:font-name="Times New Roman" fo:font-size="14pt" fo:language="ru" fo:country="RU" fo:font-style="normal" fo:font-weight="normal" officeooo:rsid="023efc37" style:font-size-asian="12.25pt" style:font-style-asian="normal" style:font-weight-asian="normal" style:font-size-complex="14pt" style:font-style-complex="normal" style:font-weight-complex="normal"/>
    </style:style>
    <style:style style:name="T145" style:family="text">
      <style:text-properties style:text-position="0% 100%" style:font-name="Times New Roman" fo:font-size="14pt" fo:language="ru" fo:country="RU" fo:font-style="normal" fo:font-weight="normal" officeooo:rsid="02401ac2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style:text-position="0% 100%" style:font-name="Times New Roman" fo:font-size="14pt" fo:language="ru" fo:country="RU" fo:font-style="normal" fo:font-weight="normal" officeooo:rsid="024151b4" style:font-size-asian="12.25pt" style:font-style-asian="normal" style:font-weight-asian="normal" style:font-size-complex="14pt" style:font-style-complex="normal" style:font-weight-complex="normal"/>
    </style:style>
    <style:style style:name="T147" style:family="text">
      <style:text-properties style:text-position="0% 100%" style:font-name="Times New Roman" fo:font-size="14pt" fo:language="ru" fo:country="RU" fo:font-style="normal" fo:font-weight="normal" officeooo:rsid="0241de2e" style:font-size-asian="12.25pt" style:font-style-asian="normal" style:font-weight-asian="normal" style:font-size-complex="14pt" style:font-style-complex="normal" style:font-weight-complex="normal"/>
    </style:style>
    <style:style style:name="T148" style:family="text">
      <style:text-properties style:text-position="0% 100%" style:font-name="Times New Roman" fo:font-size="14pt" fo:language="ru" fo:country="RU" fo:font-style="normal" fo:font-weight="normal" officeooo:rsid="0241fd48" style:font-size-asian="12.25pt" style:font-style-asian="normal" style:font-weight-asian="normal" style:font-size-complex="14pt" style:font-style-complex="normal" style:font-weight-complex="normal"/>
    </style:style>
    <style:style style:name="T149" style:family="text">
      <style:text-properties style:text-position="0% 100%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50" style:family="text">
      <style:text-properties style:text-position="0% 100%" style:font-name="Times New Roman" fo:font-size="14pt" fo:language="ru" fo:country="RU" fo:font-weight="bold" officeooo:rsid="02273ce8" style:font-size-asian="14pt" style:font-weight-asian="bold" style:font-size-complex="14pt" style:font-weight-complex="bold"/>
    </style:style>
    <style:style style:name="T151" style:family="text">
      <style:text-properties style:text-position="0% 100%" style:font-name="Times New Roman" fo:font-size="14pt" fo:language="ru" fo:country="RU" fo:font-weight="bold" officeooo:rsid="0254967e" style:font-size-asian="14pt" style:font-weight-asian="bold" style:font-size-complex="14pt" style:font-weight-complex="bold"/>
    </style:style>
    <style:style style:name="T152" style:family="text">
      <style:text-properties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53" style:family="text">
      <style:text-properties style:text-position="0% 100%" style:font-name="Times New Roman" fo:font-size="14pt" fo:language="en" fo:country="US" fo:font-weight="normal" officeooo:rsid="022f47c1" style:font-size-asian="14pt" style:font-weight-asian="normal" style:font-size-complex="14pt" style:font-weight-complex="normal"/>
    </style:style>
    <style:style style:name="T154" style:family="text">
      <style:text-properties style:text-position="0% 100%" style:font-name="Times New Roman" fo:font-size="14pt" fo:language="en" fo:country="US" fo:font-weight="normal" officeooo:rsid="02301e86" style:font-size-asian="14pt" style:font-weight-asian="normal" style:font-size-complex="14pt" style:font-weight-complex="normal"/>
    </style:style>
    <style:style style:name="T155" style:family="text">
      <style:text-properties style:text-position="0% 100%" style:font-name="Times New Roman" fo:font-size="14pt" fo:language="en" fo:country="US" fo:font-weight="normal" officeooo:rsid="024aa010" style:font-size-asian="14pt" style:font-weight-asian="normal" style:font-size-complex="14pt" style:font-weight-complex="normal"/>
    </style:style>
    <style:style style:name="T156" style:family="text">
      <style:text-properties style:text-position="0% 100%" style:font-name="Times New Roman" fo:font-size="14pt" fo:language="en" fo:country="US" fo:font-weight="normal" officeooo:rsid="024c1338" style:font-size-asian="14pt" style:font-weight-asian="normal" style:font-size-complex="14pt" style:font-weight-complex="normal"/>
    </style:style>
    <style:style style:name="T157" style:family="text">
      <style:text-properties style:text-position="0% 100%" style:font-name="Times New Roman" fo:font-size="14pt" fo:language="en" fo:country="US" fo:font-weight="normal" officeooo:rsid="024ba357" style:font-size-asian="14pt" style:font-weight-asian="normal" style:font-size-complex="14pt" style:font-weight-complex="normal"/>
    </style:style>
    <style:style style:name="T158" style:family="text">
      <style:text-properties style:text-position="0% 100%" style:font-name="Times New Roman" fo:font-size="14pt" fo:language="en" fo:country="US" fo:font-weight="normal" officeooo:rsid="025e4371" style:font-size-asian="14pt" style:font-weight-asian="normal" style:font-size-complex="14pt" style:font-weight-complex="normal"/>
    </style:style>
    <style:style style:name="T159" style:family="text">
      <style:text-properties style:text-position="0% 100%" style:font-name="Times New Roman" fo:font-size="14pt" fo:language="en" fo:country="US" fo:font-style="normal" fo:font-weight="normal" officeooo:rsid="02342f4a" style:font-size-asian="12.25pt" style:font-style-asian="normal" style:font-weight-asian="normal" style:font-size-complex="14pt" style:font-style-complex="normal" style:font-weight-complex="normal"/>
    </style:style>
    <style:style style:name="T160" style:family="text">
      <style:text-properties style:text-position="0% 100%" style:font-name="Times New Roman" fo:font-size="14pt" fo:language="en" fo:country="US" fo:font-style="normal" fo:font-weight="normal" officeooo:rsid="023568e8" style:font-size-asian="12.25pt" style:font-style-asian="normal" style:font-weight-asian="normal" style:font-size-complex="14pt" style:font-style-complex="normal" style:font-weight-complex="normal"/>
    </style:style>
    <style:style style:name="T161" style:family="text">
      <style:text-properties style:text-position="0% 100%" style:font-name="Times New Roman" fo:font-size="14pt" fo:language="en" fo:country="US" fo:font-style="normal" fo:font-weight="normal" officeooo:rsid="02369889" style:font-size-asian="12.25pt" style:font-style-asian="normal" style:font-weight-asian="normal" style:font-size-complex="14pt" style:font-style-complex="normal" style:font-weight-complex="normal"/>
    </style:style>
    <style:style style:name="T162" style:family="text">
      <style:text-properties style:text-position="0% 100%" style:font-name="Times New Roman" fo:font-size="14pt" fo:language="en" fo:country="US" fo:font-style="normal" fo:font-weight="normal" officeooo:rsid="023787e0" style:font-size-asian="12.25pt" style:font-style-asian="normal" style:font-weight-asian="normal" style:font-size-complex="14pt" style:font-style-complex="normal" style:font-weight-complex="normal"/>
    </style:style>
    <style:style style:name="T163" style:family="text">
      <style:text-properties style:text-position="0% 100%" style:font-name="Times New Roman" fo:font-size="14pt" fo:language="en" fo:country="US" fo:font-style="normal" fo:font-weight="normal" officeooo:rsid="02393029" style:font-size-asian="12.25pt" style:font-style-asian="normal" style:font-weight-asian="normal" style:font-size-complex="14pt" style:font-style-complex="normal" style:font-weight-complex="normal"/>
    </style:style>
    <style:style style:name="T164" style:family="text">
      <style:text-properties style:text-position="0% 100%" style:font-name="Times New Roman" fo:font-size="14pt" fo:language="en" fo:country="US" fo:font-style="normal" fo:font-weight="normal" officeooo:rsid="02401ac2" style:font-size-asian="12.25pt" style:font-style-asian="normal" style:font-weight-asian="normal" style:font-size-complex="14pt" style:font-style-complex="normal" style:font-weight-complex="normal"/>
    </style:style>
    <style:style style:name="T165" style:family="text">
      <style:text-properties style:text-position="0% 100%" style:font-name="Times New Roman" fo:font-size="14pt" fo:language="en" fo:country="US" fo:font-style="normal" fo:font-weight="normal" officeooo:rsid="024151b4" style:font-size-asian="12.25pt" style:font-style-asian="normal" style:font-weight-asian="normal" style:font-size-complex="14pt" style:font-style-complex="normal" style:font-weight-complex="normal"/>
    </style:style>
    <style:style style:name="T166" style:family="text">
      <style:text-properties style:text-position="0% 100%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167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168" style:family="text">
      <style:text-properties style:text-position="0% 100%" style:font-name="Times New Roman" fo:font-size="14pt" fo:font-weight="normal" officeooo:rsid="02301e86" style:font-size-asian="14pt" style:font-weight-asian="normal" style:font-size-complex="14pt" style:font-weight-complex="normal"/>
    </style:style>
    <style:style style:name="T169" style:family="text">
      <style:text-properties style:text-position="0% 100%" style:font-name="Times New Roman" fo:font-size="14pt" fo:font-weight="normal" officeooo:rsid="024b6a05" style:font-size-asian="14pt" style:font-weight-asian="normal" style:font-size-complex="14pt" style:font-weight-complex="normal"/>
    </style:style>
    <style:style style:name="T170" style:family="text">
      <style:text-properties style:text-position="0% 100%" style:font-name="Times New Roman" fo:font-size="14pt" fo:font-weight="normal" officeooo:rsid="024c1338" style:font-size-asian="14pt" style:font-weight-asian="normal" style:font-size-complex="14pt" style:font-weight-complex="normal"/>
    </style:style>
    <style:style style:name="T171" style:family="text">
      <style:text-properties style:text-position="0% 100%" style:font-name="Times New Roman" fo:font-size="14pt" fo:font-weight="normal" officeooo:rsid="024f72a0" style:font-size-asian="14pt" style:font-weight-asian="normal" style:font-size-complex="14pt" style:font-weight-complex="normal"/>
    </style:style>
    <style:style style:name="T172" style:family="text">
      <style:text-properties style:text-position="0% 100%" style:font-name="Times New Roman" fo:font-size="14pt" fo:font-style="normal" fo:font-weight="normal" officeooo:rsid="023ad9ec" style:font-size-asian="12.25pt" style:font-style-asian="normal" style:font-weight-asian="normal" style:font-size-complex="14pt" style:font-style-complex="normal" style:font-weight-complex="normal"/>
    </style:style>
    <style:style style:name="T173" style:family="text">
      <style:text-properties style:text-position="0% 100%" style:font-name="Times New Roman" fo:font-size="14pt" fo:font-style="normal" fo:font-weight="normal" officeooo:rsid="023cc7de" style:font-size-asian="12.25pt" style:font-style-asian="normal" style:font-weight-asian="normal" style:font-size-complex="14pt" style:font-style-complex="normal" style:font-weight-complex="normal"/>
    </style:style>
    <style:style style:name="T174" style:family="text">
      <style:text-properties style:text-position="0% 100%" style:font-name="Times New Roman" fo:font-size="14pt" fo:font-style="normal" fo:font-weight="normal" officeooo:rsid="023efc37" style:font-size-asian="12.25pt" style:font-style-asian="normal" style:font-weight-asian="normal" style:font-size-complex="14pt" style:font-style-complex="normal" style:font-weight-complex="normal"/>
    </style:style>
    <style:style style:name="T175" style:family="text">
      <style:text-properties style:text-position="0% 100%" style:font-name="Times New Roman" fo:font-size="14pt" fo:font-style="normal" fo:font-weight="normal" officeooo:rsid="0241de2e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style:text-position="0% 100%" style:font-name="Times New Roman" fo:font-size="14pt" fo:font-style="normal" fo:font-weight="normal" officeooo:rsid="0242331c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style:text-position="0% 100%" style:font-name="Times New Roman" fo:font-size="14pt" fo:font-weight="bold" style:font-size-asian="14pt" style:font-weight-asian="bold" style:font-size-complex="14pt" style:font-weight-complex="bold"/>
    </style:style>
    <style:style style:name="T178" style:family="text">
      <style:text-properties style:text-position="0% 100%" fo:font-weight="normal" style:font-weight-asian="normal" style:font-weight-complex="normal"/>
    </style:style>
    <style:style style:name="T179" style:family="text">
      <style:text-properties style:text-position="0% 100%" fo:font-weight="normal" officeooo:rsid="0230aba7" style:font-weight-asian="normal" style:font-weight-complex="normal"/>
    </style:style>
    <style:style style:name="T180" style:family="text">
      <style:text-properties style:text-position="0% 100%" style:font-name="Monoscaped" fo:font-size="12pt" fo:language="en" fo:country="US" fo:font-style="normal" fo:font-weight="normal" officeooo:rsid="0230aba7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text-position="0% 100%" style:font-name="Monoscaped" fo:font-size="12pt" fo:language="en" fo:country="US" fo:font-weight="normal" officeooo:rsid="0230aba7" style:font-size-asian="12pt" style:font-weight-asian="normal" style:font-size-complex="12pt" style:font-weight-complex="normal"/>
    </style:style>
    <style:style style:name="T182" style:family="text">
      <style:text-properties style:text-position="0% 100%" style:font-name="Monoscaped" fo:font-size="12pt" fo:language="en" fo:country="US" fo:font-weight="normal" officeooo:rsid="022f47c1" style:font-size-asian="12pt" style:font-weight-asian="normal" style:font-size-complex="12pt" style:font-weight-complex="normal"/>
    </style:style>
    <style:style style:name="T183" style:family="text">
      <style:text-properties style:text-position="0% 100%" style:font-name="Monoscaped" fo:font-size="12pt" fo:language="en" fo:country="US" fo:font-weight="normal" officeooo:rsid="02384380" style:font-size-asian="12pt" style:font-weight-asian="normal" style:font-size-complex="12pt" style:font-weight-complex="normal"/>
    </style:style>
    <style:style style:name="T184" style:family="text">
      <style:text-properties officeooo:rsid="024dd092"/>
    </style:style>
    <style:style style:name="T185" style:family="text">
      <style:text-properties officeooo:rsid="02515efd"/>
    </style:style>
    <style:style style:name="T186" style:family="text">
      <style:text-properties officeooo:rsid="026d7b7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47">Московский авиационный институт</text:p>
      <text:p text:style-name="P6">(Национальный Исследовательский Институт)</text:p>
      <text:p text:style-name="P6"/>
      <text:p text:style-name="P5">Кафедра вычислительной математики и программирования.</text:p>
      <text:p text:style-name="P4"/>
      <text:h text:style-name="P52" text:outline-level="1"><text:bookmark-start text:name="__RefHeading___Toc1049_1425998928"/>Курсов<text:span text:style-name="T19">ая</text:span> работа<text:bookmark-end text:name="__RefHeading___Toc1049_1425998928"/></text:h>
      <text:h text:style-name="P53" text:outline-level="1"><text:bookmark-start text:name="__RefHeading___Toc1051_1425998928"/><text:span text:style-name="T1">по курсу «</text:span><text:span text:style-name="T106">практикум на ЭВМ</text:span><text:span text:style-name="T1">»</text:span><text:bookmark-end text:name="__RefHeading___Toc1051_1425998928"/></text:h>
      <text:h text:style-name="P54" text:outline-level="1"><text:bookmark-start text:name="__RefHeading___Toc1053_1425998928"/>Задание №<text:span text:style-name="T95">6</text:span>:<text:bookmark-end text:name="__RefHeading___Toc1053_1425998928"/></text:h>
      <text:h text:style-name="P55" text:outline-level="1"><text:bookmark-start text:name="__RefHeading___Toc1055_1425998928"/>Обработка последовательной файловой структуры на языке Си<text:bookmark-end text:name="__RefHeading___Toc1055_1425998928"/></text:h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Студент:</text:p>
          </table:table-cell>
          <table:table-cell table:style-name="Таблица1.B1" office:value-type="string">
            <text:p text:style-name="P11">Суханов Е. А.</text:p>
          </table:table-cell>
        </table:table-row>
        <table:table-row>
          <table:table-cell table:style-name="Таблица1.A2" office:value-type="string">
            <text:p text:style-name="P11">Группа:</text:p>
          </table:table-cell>
          <table:table-cell table:style-name="Таблица1.B2" office:value-type="string">
            <text:p text:style-name="P11">М80-106Б</text:p>
          </table:table-cell>
        </table:table-row>
        <table:table-row>
          <table:table-cell table:style-name="Таблица1.A2" office:value-type="string">
            <text:p text:style-name="P11">Преподаватель:</text:p>
          </table:table-cell>
          <table:table-cell table:style-name="Таблица1.B2" office:value-type="string">
            <text:p text:style-name="P11">Дубинин А. В.</text:p>
          </table:table-cell>
        </table:table-row>
        <table:table-row>
          <table:table-cell table:style-name="Таблица1.A2" office:value-type="string">
            <text:p text:style-name="P11">Оценка:</text:p>
          </table:table-cell>
          <table:table-cell table:style-name="Таблица1.B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11">Дата:</text:p>
          </table:table-cell>
          <table:table-cell table:style-name="Таблица1.B2" office:value-type="string">
            <text:p text:style-name="P12"/>
          </table:table-cell>
        </table:table-row>
      </table:table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0">Оглавление</text:p>
          </text:index-title>
          <text:p text:style-name="P10"><text:a xlink:type="simple" xlink:href="#__RefHeading___Toc211_1642795868" text:style-name="Index_20_Link" text:visited-style-name="Index_20_Link">Введение<text:tab/>1</text:a></text:p>
          <text:p text:style-name="P13">Цель<text:tab/>1</text:p>
          <text:p text:style-name="P13">Задание<text:tab/>1</text:p>
          <text:p text:style-name="P10"><text:a xlink:type="simple" xlink:href="#__RefHeading___Toc213_1642795868" text:style-name="Index_20_Link" text:visited-style-name="Index_20_Link">Теория<text:tab/>2</text:a></text:p>
          <text:p text:style-name="P13">Файловая система<text:tab/>2</text:p>
          <text:p text:style-name="P13">Файл<text:tab/>2</text:p>
          <text:p text:style-name="P13">Директория<text:tab/>2</text:p>
          <text:p text:style-name="P13">Файловый дескриптор<text:tab/>2</text:p>
          <text:p text:style-name="P13">Файл stdio.h<text:tab/>4</text:p>
          <text:p text:style-name="P10"><text:a xlink:type="simple" xlink:href="#__RefHeading___Toc215_1642795868" text:style-name="Index_20_Link" text:visited-style-name="Index_20_Link">Описание программы<text:tab/>7</text:a></text:p>
          <text:p text:style-name="P13">Разобьём задание на задачи<text:tab/>7</text:p>
          <text:p text:style-name="P13">Таблица<text:tab/>7</text:p>
          <text:p text:style-name="P13">Выделение модулей<text:tab/>8</text:p>
          <text:p text:style-name="P13">Тестирование программ<text:tab/>8</text:p>
          <text:p text:style-name="P13">Cборка проекта<text:tab/>8</text:p>
          <text:p text:style-name="P13">Алгоритм создания бинарного файла<text:tab/>8</text:p>
          <text:p text:style-name="P13">Алгоритм выполнения запроса<text:tab/>8</text:p>
          <text:p text:style-name="P10"><text:a xlink:type="simple" xlink:href="#__RefHeading___Toc217_1642795868" text:style-name="Index_20_Link" text:visited-style-name="Index_20_Link">Заключение<text:tab/>10</text:a></text:p>
          <text:p text:style-name="P10"><text:a xlink:type="simple" xlink:href="#__RefHeading___Toc219_1642795868" text:style-name="Index_20_Link" text:visited-style-name="Index_20_Link">Список источников<text:tab/>11</text:a></text:p>
        </text:index-body>
      </text:table-of-content>
      <text:p text:style-name="P7"/>
      <text:h text:style-name="P56" text:outline-level="1"><text:bookmark-start text:name="__RefHeading___Toc211_1642795868"/>Введение<text:bookmark-end text:name="__RefHeading___Toc211_1642795868"/></text:h>
      <text:p text:style-name="P24"><text:toc-mark-start text:id="IMark298586476" text:outline-level="2"/><text:span text:style-name="T76">Цель</text:span><text:toc-mark-end text:id="IMark298586476"/><text:span text:style-name="T77">. </text:span><text:span text:style-name="T79">Изучить набор стандартных функций языка Си для работы с файлами. Работа с структурами данных.</text:span></text:p>
      <text:p text:style-name="P22"><text:toc-mark-start text:id="IMark298586140" text:outline-level="2"/><text:span text:style-name="T9">Задание</text:span><text:toc-mark-end text:id="IMark298586140"/><text:span text:style-name="T9">. </text:span><text:span text:style-name="T8">Составить</text:span><text:span text:style-name="T13"> две программы на языке программирования Си. <text:line-break/>Первая программа должна уметь:</text:span></text:p>
      <text:list xml:id="list4127694266" text:style-name="L1">
        <text:list-item>
          <text:p text:style-name="P59">Создавать бинарный файл на основе текстовой таблицы;</text:p>
        </text:list-item>
      </text:list>
      <text:p text:style-name="P15">Вторая программа должна уметь:</text:p>
      <text:list xml:id="list3117880168" text:style-name="L2">
        <text:list-item>
          <text:p text:style-name="P60">Открывать бинарный файл и выполнять запрос: поиск авокадо с ценой ниже среднего;</text:p>
        </text:list-item>
        <text:list-item>
          <text:p text:style-name="P61">Принимать параметры:</text:p>
          <text:list>
            <text:list-item>
              <text:p text:style-name="P73"><text:span text:style-name="T12">-</text:span><text:span text:style-name="T6">f [FILE] – </text:span><text:span text:style-name="T12">указывает какой файл открыть, если этот параметр не указан, то использовать стандартный поток ввода;</text:span></text:p>
            </text:list-item>
            <text:list-item>
              <text:p text:style-name="P74"><text:span text:style-name="T12">-</text:span><text:span text:style-name="T6">p [YEAR] – </text:span><text:span text:style-name="T12">указывает по какому году производить запрос, если этот параметр не указан, то производить поиск по всем годам</text:span><text:span text:style-name="T14">;</text:span></text:p>
            </text:list-item>
            <text:list-item>
              <text:p text:style-name="P74"><text:span text:style-name="T14">-</text:span><text:span text:style-name="T7">h</text:span><text:span text:style-name="T14"> – выводит справку о программе;</text:span></text:p>
            </text:list-item>
          </text:list>
        </text:list-item>
        <text:list-item>
          <text:p text:style-name="P62">Выводить результат в выходной поток;</text:p>
        </text:list-item>
      </text:list>
      <text:p text:style-name="P23"><text:span text:style-name="T12">Программа будет работать с таблицей продаж авокадо. Таблица хранится в .</text:span><text:span text:style-name="T6">csv</text:span><text:span text:style-name="T12"> </text:span><text:span text:style-name="T17">фай</text:span><text:span text:style-name="T18">ле</text:span><text:span text:style-name="T12"> </text:span><text:span text:style-name="T16">(</text:span><text:span text:style-name="T15">но сама п</text:span><text:span text:style-name="T12">рограмма не будет выполнять стандарт </text:span><text:span text:style-name="T6">RFC 4180)</text:span><text:span text:style-name="T12">.</text:span></text:p>
      <text:h text:style-name="P57" text:outline-level="1"><text:bookmark-start text:name="__RefHeading___Toc213_1642795868"/>Теория<text:bookmark-end text:name="__RefHeading___Toc213_1642795868"/></text:h>
      <text:p text:style-name="P45"><text:toc-mark-start text:id="IMark298585516" text:outline-level="2"/><text:span text:style-name="T150">Ф</text:span><text:span text:style-name="T149">айловая система</text:span><text:toc-mark-end text:id="IMark298585516"/><text:span text:style-name="T149"><text:line-break/></text:span><text:span text:style-name="T126">Файловая система задает способ организации, хранения, именования данных на каких-то носителях информации. Она позволяет абстрагироваться от низкого уровня работы с носителями информации и представляет интерфейс для работы с данными. Обычно данные группируются в файлы, а файлы находятся в каталогах, которые в свою очередь тоже где-то находятся. При этом образуется иерархическая система. </text:span><text:span text:style-name="T127">Файловая система управляет доступом к файлам, определяет атрибуты файлов, максимальный размер и т. д.. </text:span><text:span text:style-name="T128">Некоторые файловые системы не связаны с носителями информации напрямую, например существуют виртуальные и сетевые файловые системы.</text:span></text:p>
      <text:p text:style-name="P29"><text:toc-mark-start text:id="IMark298586284" text:outline-level="2"/><text:span text:style-name="T151">Файл</text:span><text:toc-mark-end text:id="IMark298586284"/><text:span text:style-name="T151"><text:line-break/></text:span><text:span text:style-name="T129">Как уже было сказано выше: файлом называется именованный блок данных. В контексте файловой системы, файл имеет определенные атрибуты, например права на запись и чтение. </text:span><text:span text:style-name="T130">Во многих операционных системах, например в </text:span><text:span text:style-name="T158">UNIX</text:span><text:span text:style-name="T130">, понятие файла более обширно: интерфейсы общения с устройствами, как физических</text:span><text:span text:style-name="T158">, </text:span><text:span text:style-name="T130">так и виртуальных; именованные каналы для общения между процессами; </text:span><text:span text:style-name="T131">с</text:span><text:span text:style-name="T130">океты; и прочее, – представляются как файл.</text:span></text:p>
      <text:p text:style-name="P45"><text:toc-mark-start text:id="IMark298586476" text:outline-level="2"/><text:span text:style-name="T149">Директория</text:span><text:toc-mark-end text:id="IMark298586476"/><text:span text:style-name="T149"><text:line-break/></text:span><text:span text:style-name="T132">Директории используются для группирования файлов по смыслу, для более быстрого </text:span><text:span text:style-name="T133">поиска и упрощении работы с ними.</text:span></text:p>
      <text:p text:style-name="P26"><text:toc-mark-start text:id="IMark298586284" text:outline-level="2"/><text:span text:style-name="T150">Файловый дескриптор</text:span><text:toc-mark-end text:id="IMark298586284"/><text:span text:style-name="T114"><text:line-break/>Чтобы работать с файлом, нужно уметь обращаться к нему. Для этого придуманы файловые дескрипторы. Файловым дескриптором (ФД) </text:span><text:span text:style-name="T115">называется</text:span><text:span text:style-name="T114"> целое неотрицательное число, которое ассоциируется с каким-то файлом. По сравнению с «</text:span><text:span text:style-name="T115">классическим</text:span><text:span text:style-name="T114">» путем файла он имеет несколько достоинств:</text:span></text:p>
      <text:list xml:id="list294386080" text:style-name="L3">
        <text:list-item>
          <text:p text:style-name="P76">Быстрее работает, так как требуется обработать число, а не строчку;</text:p>
        </text:list-item>
        <text:list-item>
          <text:p text:style-name="P83"><text:span text:style-name="T113">Если работу с файлом уже начали (получили ФД), то даже после переименования, удаления, изменения прав на файл, с ним все еще можно работать с помощью ФД. </text:span><text:span text:style-name="T115">(Использовать путь уже не получится);</text:span></text:p>
        </text:list-item>
        <text:list-item>
          <text:p text:style-name="P77">Независимость от файловой системы;</text:p>
        </text:list-item>
      </text:list>
      <text:p text:style-name="P43"><text:soft-page-break/><text:span text:style-name="T113">Для каждого процесса (запущенной программы) по умолчанию создается три файловых дескриптора: </text:span><text:span text:style-name="T152">0</text:span><text:span text:style-name="T113">, </text:span><text:span text:style-name="T116">1</text:span><text:span text:style-name="T113"> и 2. </text:span><text:span text:style-name="T116">С ними связаны файлы стандартного ввода, стандартного вывода и стандартного вывода ошибок </text:span><text:span text:style-name="T117">соответственно.</text:span></text:p>
      <text:p text:style-name="P27"><text:span text:style-name="T117">Для работы с фай</text:span><text:span text:style-name="T118">лами ОС </text:span><text:span text:style-name="T153">UNIX </text:span><text:span text:style-name="T118">представляет набор системных вызовов</text:span><text:span text:style-name="T153">. </text:span><text:span text:style-name="T118">Список основных </text:span><text:span text:style-name="T120">системных</text:span><text:span text:style-name="T118"> вызовов </text:span><text:span text:style-name="T120">для работы с файлами</text:span><text:span text:style-name="T153">:</text:span></text:p>
      <text:list xml:id="list1931253536" text:style-name="L4">
        <text:list-item>
          <text:p text:style-name="P84"><text:span text:style-name="T180">int open(const char* path, int oflag, mode_t mode)<text:line-break/></text:span><text:span text:style-name="T134">Получает доступ на чтение и/или запись к указанному файлу. Если файл не существует, то он может быть создан. Возвращает связанный с этим файлом ФД либо -1, если произошла ошибка;<text:line-break/><text:line-break/></text:span><text:span text:style-name="T159">path </text:span><text:span text:style-name="T135">задает путь к файлу.<text:line-break/></text:span><text:span text:style-name="T160">oflag </text:span><text:span text:style-name="T136">задает режим открытия файла, представляет собой побитовое объединение флагов. Например </text:span><text:span text:style-name="T160">O_RDONLY, O_WRONLY, O_RDWR – </text:span><text:span text:style-name="T136">открывают существующий файл с правами на чтение, запись, чтение и запись соответственно. А если добавить к ним флаг </text:span><text:span text:style-name="T160">O_CREAT, </text:span><text:span text:style-name="T136">то в случае, если файл не существует, он будет создан.<text:line-break/></text:span><text:span text:style-name="T161">mode </text:span><text:span text:style-name="T137">задает права доступа, в случае, если файл был только что создан </text:span><text:span text:style-name="T138">(похоже на задание прав с помощью </text:span><text:span text:style-name="T162">chmod);</text:span></text:p>
        </text:list-item>
        <text:list-item>
          <text:p text:style-name="P85"><text:span text:style-name="T181">int </text:span><text:span text:style-name="T182">creat</text:span><text:span text:style-name="T181">(const char* path, mode_t mode)</text:span><text:span text:style-name="T183"><text:line-break/></text:span><text:span text:style-name="T139">Создает новый файл, и возвращает файловый дескриптор для работы с новым файлом. Если файл уже существует, то его длина сокращается до 0, а права доступа и владельцы сохраняются прежними.<text:line-break/></text:span><text:span text:style-name="T163">path – </text:span><text:span text:style-name="T140">задает путь до файла<text:line-break/></text:span><text:span text:style-name="T163">mode – </text:span><text:span text:style-name="T140">права </text:span><text:span text:style-name="T141">доступа</text:span><text:span text:style-name="T140"> к файлу;</text:span></text:p>
        </text:list-item>
        <text:list-item>
          <text:p text:style-name="P90"><text:span text:style-name="T179">int </text:span><text:span text:style-name="T178">close</text:span><text:span text:style-name="T179">(int fildes)<text:line-break/></text:span><text:span text:style-name="T142">Закрывает файловый дескриптор </text:span><text:span text:style-name="T172">fildes, </text:span><text:span text:style-name="T142">разрывая связь с файлом. В случае успеха </text:span><text:span text:style-name="T172">close </text:span><text:span text:style-name="T142">возваращет 0, в случае неудачи – -1. </text:span><text:span text:style-name="T143">Следует заметить, что файловые дескрипторы программы автоматически закрываются при выходе программы (при вызове функции </text:span><text:span text:style-name="T173">eixt());</text:span></text:p>
        </text:list-item>
        <text:list-item>
          <text:p text:style-name="P91"><text:span text:style-name="T179">off_t </text:span><text:span text:style-name="T178">lseek</text:span><text:span text:style-name="T179">(int fildes, off_t offset, int whence)<text:line-break/></text:span><text:span text:style-name="T144">Изменяет файловый указатель (смещение в файле). Например его можно установить в начало, в конец или в любое другое место файла.<text:line-break/>В случае успеха вызов возвращает положительное целое число, равное текущему значению файлового указателя;<text:line-break/><text:line-break/></text:span><text:soft-page-break/><text:span text:style-name="T176">f</text:span><text:span text:style-name="T174">ildes <text:tab/></text:span><text:span text:style-name="T144">– файловый дескриптор<text:line-break/></text:span><text:span text:style-name="T174">offset<text:tab/><text:tab/>– </text:span><text:span text:style-name="T144">новое смещение относительно </text:span><text:span text:style-name="T174">whence</text:span><text:span text:style-name="T144"><text:line-break/></text:span><text:span text:style-name="T174">whence <text:tab/>– </text:span><text:span text:style-name="T144">указывает опорную точку, относительно которой будет <text:tab/><text:tab/><text:tab/> <text:s text:c="2"/>считаться смещение. Доступные варианты:<text:line-break/><text:tab/><text:tab/> <text:s text:c="2"/></text:span><text:span text:style-name="T174">SEEK_CUR – </text:span><text:span text:style-name="T144">относительно текущего положения<text:line-break/><text:tab/><text:tab/> <text:s text:c="2"/></text:span><text:span text:style-name="T174">SEEK_END – </text:span><text:span text:style-name="T144">относительно конца<text:line-break/><text:tab/><text:tab/> <text:s text:c="2"/></text:span><text:span text:style-name="T174">SEEK_SET <text:s/>– </text:span><text:span text:style-name="T144">относительно начала</text:span></text:p>
        </text:list-item>
        <text:list-item>
          <text:p text:style-name="P86"><text:span text:style-name="T181">ssize_t </text:span><text:span text:style-name="T182">read</text:span><text:span text:style-name="T181">(int fildes, void* buf, size_t nbyte)<text:line-break/></text:span><text:span text:style-name="T145">Считывает из файла, связанный с ФД </text:span><text:span text:style-name="T164">f</text:span><text:span text:style-name="T165">il</text:span><text:span text:style-name="T164">des, nbyte </text:span><text:span text:style-name="T145">байт в буфер </text:span><text:span text:style-name="T164">buf.<text:line-break/></text:span><text:span text:style-name="T146">Вызов возвращает количество считанных байтов. Это число может быть меньше </text:span><text:span text:style-name="T165">nbyte, </text:span><text:span text:style-name="T146">например из-за конца файла или считывания из потока ввода. Поэтому это тоже нужно учитывать. </text:span><text:span text:style-name="T148">Вызов </text:span><text:span text:style-name="T146">смещает файловый указатель на кол-во успешно считанных байт;</text:span></text:p>
        </text:list-item>
        <text:list-item>
          <text:p text:style-name="P92"><text:span text:style-name="T179">ssize_t </text:span><text:span text:style-name="T178">wrtie</text:span><text:span text:style-name="T179">(int fildes, void* buf, size_t nbyte)<text:line-break/></text:span><text:span text:style-name="T147">Записывает </text:span><text:span text:style-name="T175">nbyte </text:span><text:span text:style-name="T147">из буфера </text:span><text:span text:style-name="T175">buf </text:span><text:span text:style-name="T147">в файл, связанный с ФД </text:span><text:span text:style-name="T175">fildes.<text:line-break/></text:span><text:span text:style-name="T148">Вызов возвращает количество успешно записанных байт, а так же смещает файловый указатель на кол-во успешно записанных байт;</text:span></text:p>
        </text:list-item>
      </text:list>
      <text:p text:style-name="P36"><text:span text:style-name="T167">Более подробно можно узнать в </text:span><text:span text:style-name="T152">[2], </text:span><text:span text:style-name="T167">либо </text:span><text:span text:style-name="T168">вызвав </text:span><text:span text:style-name="T154">man syscalls.</text:span></text:p>
      <text:p text:style-name="P28"><text:span text:style-name="T119">Д</text:span><text:span text:style-name="T121">анные вызовы представляют низкоуровневый интерфейс, представляемый<text:tab/> ОС для работы с файлами. Он удобен, если требуется держать все под контролем. Однако, зачастую этого не требуется, поэтому стандартная библиотека языка Си имеет более высокоуровневый интерфейс для работы с файлами. </text:span></text:p>
      <text:p text:style-name="P40"><text:toc-mark-start text:id="IMark298585516" text:outline-level="2"/><text:span text:style-name="T177">Файл </text:span><text:span text:style-name="T166">stdio.h</text:span><text:toc-mark-end text:id="IMark298585516"/><text:span text:style-name="T152"><text:line-break/></text:span><text:span text:style-name="T167">Данный файл входит в стандартную библиотеку языка Си и предоставляет оболочку над низкоуровневыми функциями ввода вывода. <text:line-break/>Достоинства:</text:span></text:p>
      <text:list xml:id="list1258184248" text:style-name="L5">
        <text:list-item>
          <text:p text:style-name="P78">Независимость от платформы. Так как входит в стандартную библиотеку языка Си.</text:p>
        </text:list-item>
        <text:list-item>
          <text:p text:style-name="P78">Простота работы.</text:p>
        </text:list-item>
      </text:list>
      <text:p text:style-name="P37"><text:span text:style-name="T167">Данный файл определяет структуру </text:span><text:span text:style-name="T152">FILE </text:span><text:span text:style-name="T171">(файловый указатель или просто поток)</text:span><text:span text:style-name="T152">, </text:span><text:span text:style-name="T167">которая хранит следующие параметры:</text:span></text:p>
      <text:list xml:id="list4144405768" text:style-name="L6">
        <text:list-item>
          <text:p text:style-name="P79">файловый дескриптор</text:p>
        </text:list-item>
        <text:list-item>
          <text:p text:style-name="P79"><text:soft-page-break/>текущую позицию в потоке</text:p>
        </text:list-item>
        <text:list-item>
          <text:p text:style-name="P79">индикатор конца файла</text:p>
        </text:list-item>
        <text:list-item>
          <text:p text:style-name="P79">индикатор ошибок</text:p>
        </text:list-item>
        <text:list-item>
          <text:p text:style-name="P79">указатель на буфер потока, если возможность</text:p>
        </text:list-item>
      </text:list>
      <text:p text:style-name="P38"><text:span text:style-name="T169">д</text:span><text:span text:style-name="T167">анная структура является аналогом ФД.</text:span></text:p>
      <text:p text:style-name="P37"><text:span text:style-name="T169">Определяются</text:span><text:span text:style-name="T167"> некоторые константы</text:span><text:span text:style-name="T152">:</text:span></text:p>
      <text:list xml:id="list4283598821" text:style-name="L7">
        <text:list-item>
          <text:p text:style-name="P87"><text:span text:style-name="T155">EOF<text:tab/><text:tab/><text:tab/><text:tab/></text:span><text:span text:style-name="T122">– Отрицательное число типа </text:span><text:span text:style-name="T155">int, </text:span><text:span text:style-name="T122">используемое для <text:tab/><text:tab/><text:tab/><text:tab/> <text:s text:c="2"/>обозначения конца файла</text:span></text:p>
        </text:list-item>
        <text:list-item>
          <text:p text:style-name="P93"><text:span text:style-name="T167">FILENAME_MAX<text:tab/>– </text:span><text:span text:style-name="T113">Размер массива </text:span><text:span text:style-name="T167">char, </text:span><text:span text:style-name="T113">достаточно большого, для <text:tab/><text:tab/><text:tab/><text:tab/> <text:s text:c="2"/>помещения любого пути</text:span></text:p>
        </text:list-item>
        <text:list-item>
          <text:p text:style-name="P93"><text:span text:style-name="T167">FOPEN_MAX<text:tab/><text:tab/>– </text:span><text:span text:style-name="T113">Количество файлов, которые могут быть <text:tab/><text:tab/><text:tab/><text:tab/><text:tab/> <text:s text:c="2"/>открыты одновременно</text:span></text:p>
        </text:list-item>
        <text:list-item>
          <text:p text:style-name="P80">и др.</text:p>
        </text:list-item>
      </text:list>
      <text:p text:style-name="P39"><text:span text:style-name="T167">Перечислим популярные функции для работы с файлами</text:span><text:span text:style-name="T152">:</text:span></text:p>
      <text:list xml:id="list3615386933" text:style-name="L8">
        <text:list-item>
          <text:p text:style-name="P81">fopen<text:tab/><text:tab/>– <text:span text:style-name="T102">о</text:span><text:span text:style-name="T99">ткрывает файл и связывает с ним </text:span><text:span text:style-name="T184">FILE</text:span></text:p>
        </text:list-item>
        <text:list-item>
          <text:p text:style-name="P81"><text:span text:style-name="T184">f</text:span>close<text:tab/><text:tab/>–<text:span text:style-name="T94"> </text:span><text:span text:style-name="T102">з</text:span><text:span text:style-name="T100">акрывает файл</text:span><text:span text:style-name="T94"> </text:span></text:p>
        </text:list-item>
        <text:list-item>
          <text:p text:style-name="P94"><text:span text:style-name="T167">fflush<text:tab/><text:tab/></text:span><text:span text:style-name="T123">– </text:span><text:span text:style-name="T125">о</text:span><text:span text:style-name="T123">свобождает буфер файла</text:span></text:p>
        </text:list-item>
        <text:list-item>
          <text:p text:style-name="P95"><text:span text:style-name="T167">fgetc<text:tab/><text:tab/>– </text:span><text:span text:style-name="T125">с</text:span><text:span text:style-name="T124">читывает символ, на который указывает файловый <text:tab/><text:tab/><text:tab/> <text:s text:c="2"/>указатель указанного потока</text:span></text:p>
        </text:list-item>
        <text:list-item>
          <text:p text:style-name="P88"><text:span text:style-name="T156">f</text:span><text:span text:style-name="T157">putc<text:tab/><text:tab/>– </text:span><text:span text:style-name="T125">з</text:span><text:span text:style-name="T124">аписывает символ в указанный поток</text:span></text:p>
        </text:list-item>
        <text:list-item>
          <text:p text:style-name="P94"><text:span text:style-name="T170">f</text:span><text:span text:style-name="T167">gets<text:tab/><text:tab/>– </text:span><text:span text:style-name="T125">с</text:span><text:span text:style-name="T124">читывает строку из потока ввода</text:span></text:p>
        </text:list-item>
        <text:list-item>
          <text:p text:style-name="P94"><text:span text:style-name="T170">f</text:span><text:span text:style-name="T167">puts<text:tab/><text:tab/></text:span><text:span text:style-name="T124">– </text:span><text:span text:style-name="T125">з</text:span><text:span text:style-name="T124">аписывает строку в поток ввода</text:span></text:p>
        </text:list-item>
        <text:list-item>
          <text:p text:style-name="P81">fread<text:tab/><text:tab/>– <text:span text:style-name="T102">с</text:span><text:span text:style-name="T101">читывает блок данных из файла</text:span></text:p>
        </text:list-item>
        <text:list-item>
          <text:p text:style-name="P81">fwrite<text:tab/><text:tab/>– <text:span text:style-name="T102">з</text:span><text:span text:style-name="T101">аписывает блок данных в файл</text:span></text:p>
        </text:list-item>
        <text:list-item>
          <text:p text:style-name="P81">fseek<text:tab/><text:tab/>– <text:span text:style-name="T102">и</text:span><text:span text:style-name="T101">зменяет файловый указатель</text:span></text:p>
        </text:list-item>
        <text:list-item>
          <text:p text:style-name="P81">fprintf<text:tab/>– <text:span text:style-name="T102">ф</text:span><text:span text:style-name="T101">орматированный ввод</text:span></text:p>
        </text:list-item>
        <text:list-item>
          <text:p text:style-name="P81">fscanf<text:tab/><text:tab/>– <text:span text:style-name="T102">ф</text:span><text:span text:style-name="T101">орматированное считывание</text:span></text:p>
        </text:list-item>
        <text:list-item>
          <text:p text:style-name="P81"><text:soft-page-break/>fileno<text:tab/><text:tab/>– <text:span text:style-name="T102">в</text:span><text:span text:style-name="T101">озвращает файловый дескриптор открытого файла</text:span></text:p>
        </text:list-item>
        <text:list-item>
          <text:p text:style-name="P82">feof<text:tab/><text:tab/>– <text:span text:style-name="T102">п</text:span><text:span text:style-name="T101">роверяет, был ли достигнут конец файла. (Не производит <text:tab/><text:tab/> <text:s/>обращений к файлу, по этому нужно выполнить какие-то <text:tab/><text:tab/><text:tab/> <text:s/>операции с ним, перед проверкой)</text:span></text:p>
        </text:list-item>
      </text:list>
      <text:p text:style-name="P44"><text:span text:style-name="T103">К</text:span><text:span text:style-name="T94">ак видно, </text:span>stdio.h <text:span text:style-name="T94">представляет больший функционал, а так же упрощает считывание значений и вывод (функции </text:span>printf <text:span text:style-name="T94">и </text:span>scanf). <text:span text:style-name="T104">Так же, для стандартных потоков ввода, вывода и вывода ошибок есть специальные переменные: </text:span><text:span text:style-name="T185">stdin, stdout, stderr </text:span><text:span text:style-name="T105">соответственно. </text:span></text:p>
      <text:h text:style-name="P58" text:outline-level="1"><text:bookmark-start text:name="__RefHeading___Toc215_1642795868"/>Описание программы<text:bookmark-end text:name="__RefHeading___Toc215_1642795868"/></text:h>
      <text:p text:style-name="P20"><text:toc-mark-start text:id="IMark298585516" text:outline-level="2"/><text:span text:style-name="T4">Разобьём задание н</text:span><text:span text:style-name="T107">а задачи</text:span><text:toc-mark-end text:id="IMark298585516"/><text:span text:style-name="T96"><text:line-break/></text:span><text:span text:style-name="T97">Реализация первой программы включает в себя</text:span></text:p>
      <text:list xml:id="list2637558699" text:style-name="L9">
        <text:list-item>
          <text:p text:style-name="P65">Создание структуры, которая будет содержать в себе одну запись таблицы</text:p>
        </text:list-item>
        <text:list-item>
          <text:p text:style-name="P65">Считывание записи в структуру</text:p>
        </text:list-item>
        <text:list-item>
          <text:p text:style-name="P65">Записать записи в структуру</text:p>
        </text:list-item>
      </text:list>
      <text:p text:style-name="P16">Реализация второй программы включает в себя</text:p>
      <text:list xml:id="list1151688765" text:style-name="L10">
        <text:list-item>
          <text:p text:style-name="P66">Обработка флагов</text:p>
        </text:list-item>
        <text:list-item>
          <text:p text:style-name="P66">Выполнение запроса и вывод информации</text:p>
        </text:list-item>
      </text:list>
      <text:p text:style-name="P30"><text:toc-mark-start text:id="IMark298585516" text:outline-level="2"/><text:span text:style-name="T75">Т</text:span><text:span text:style-name="T74">аблица</text:span><text:toc-mark-end text:id="IMark298585516"/><text:span text:style-name="T46"> <text:line-break/></text:span><text:span text:style-name="T26">Таблица имеет следующие столбцы:</text:span></text:p>
      <text:list xml:id="list3989741371" text:style-name="L11">
        <text:list-item>
          <text:p text:style-name="P63">Номер записи; <text:span text:style-name="T111">тип </text:span><text:span text:style-name="T109">int</text:span></text:p>
        </text:list-item>
        <text:list-item>
          <text:p text:style-name="P96"><text:span text:style-name="T78">Date – </text:span><text:span text:style-name="T26">дата наблюдения; </text:span><text:span text:style-name="T27">тип массив </text:span><text:span text:style-name="T80">char </text:span><text:span text:style-name="T27">длиной </text:span><text:span text:style-name="T80">1</text:span><text:span text:style-name="T28">2</text:span></text:p>
        </text:list-item>
        <text:list-item>
          <text:p text:style-name="P96"><text:span text:style-name="T78">AveragePrice – </text:span><text:span text:style-name="T26">Средняя цена одного авокадо</text:span><text:span text:style-name="T27">; тип </text:span><text:span text:style-name="T80">double</text:span></text:p>
        </text:list-item>
        <text:list-item>
          <text:p text:style-name="P63">Total Volume – Общее количество продаж авокадо; <text:span text:style-name="T111">тип </text:span><text:span text:style-name="T109">double</text:span></text:p>
        </text:list-item>
        <text:list-item>
          <text:p text:style-name="P63">4046 – <text:span text:style-name="T108">PLU </text:span><text:span text:style-name="T110">код, для маленького авокадо; </text:span><text:span text:style-name="T111">тип </text:span><text:span text:style-name="T109">double</text:span></text:p>
        </text:list-item>
        <text:list-item>
          <text:p text:style-name="P63">4225 – <text:span text:style-name="T108">PLU </text:span><text:span text:style-name="T110">код, для среднего авокадо; </text:span><text:span text:style-name="T111">тип </text:span><text:span text:style-name="T109">double</text:span></text:p>
        </text:list-item>
        <text:list-item>
          <text:p text:style-name="P63">4770 – <text:span text:style-name="T108">PLU </text:span><text:span text:style-name="T110">код, для большого авокадо; </text:span><text:span text:style-name="T111">тип </text:span><text:span text:style-name="T109">double</text:span></text:p>
        </text:list-item>
        <text:list-item>
          <text:p text:style-name="P71">Total Bags; <text:span text:style-name="T98">тип </text:span><text:span text:style-name="T112">double</text:span></text:p>
        </text:list-item>
        <text:list-item>
          <text:p text:style-name="P72">Small Bags; <text:span text:style-name="T98">тип </text:span><text:span text:style-name="T112">double</text:span></text:p>
        </text:list-item>
        <text:list-item>
          <text:p text:style-name="P72">Large Bags; <text:span text:style-name="T98">тип </text:span><text:span text:style-name="T112">double</text:span></text:p>
        </text:list-item>
        <text:list-item>
          <text:p text:style-name="P72">Xlarge Bags; <text:span text:style-name="T98">тип </text:span><text:span text:style-name="T112">double</text:span></text:p>
        </text:list-item>
        <text:list-item>
          <text:p text:style-name="P96"><text:span text:style-name="T78">Type –</text:span><text:span text:style-name="T26"> обычный авокадо или органический</text:span><text:span text:style-name="T28">; тип массив </text:span><text:span text:style-name="T81">char </text:span><text:span text:style-name="T28">длинной 32</text:span></text:p>
        </text:list-item>
        <text:list-item>
          <text:p text:style-name="P96"><text:span text:style-name="T78">Year –</text:span><text:span text:style-name="T26"> год</text:span><text:span text:style-name="T28">; тип </text:span><text:span text:style-name="T81">int</text:span></text:p>
        </text:list-item>
        <text:list-item>
          <text:p text:style-name="P89"><text:span text:style-name="T48">Region –</text:span><text:span text:style-name="T29"> город или район наблюдения; </text:span><text:span text:style-name="T28">тип массив </text:span><text:span text:style-name="T49">char </text:span><text:span text:style-name="T28">длинной </text:span><text:span text:style-name="T50">64</text:span></text:p>
        </text:list-item>
      </text:list>
      <text:p text:style-name="P17"/>
      <text:p text:style-name="P41"><text:soft-page-break/><text:span text:style-name="T66">D</text:span><text:span text:style-name="T64">ataset </text:span><text:span text:style-name="T20">для этой программы </text:span><text:span text:style-name="T22">можно найти на </text:span><text:span text:style-name="T67">kaggle </text:span><text:span text:style-name="T69">[</text:span><text:span text:style-name="T72">6</text:span><text:span text:style-name="T67">].</text:span></text:p>
      <text:p text:style-name="P31"><text:toc-mark text:string-value="Выделение модулей" text:outline-level="2"/><text:span text:style-name="T66">В</text:span><text:span text:style-name="T64">ыделение модулей<text:line-break/></text:span><text:span text:style-name="T78">Так как работать с таблицей надо как в первой, так и во второй программе, то реализацию структуры </text:span><text:span text:style-name="T47">record (</text:span><text:span text:style-name="T78">хранит в себе одну строчку таблицы), нужно вынести в отдельный модуль. </text:span><text:span text:style-name="T83">Модуль содерж</text:span><text:span text:style-name="T88">ит </text:span><text:span text:style-name="T83">функции для считывания/записи одной записи из текстового файла, а так же функции для считывания/записи одной записи из нетекстового файла.</text:span></text:p>
      <text:p text:style-name="P31"><text:span text:style-name="T78">Перв</text:span><text:span text:style-name="T88">ая программа называется</text:span><text:span text:style-name="T78"> </text:span><text:span text:style-name="T47">avocado-converter. </text:span><text:span text:style-name="T82">Ее функционал заключается в считывании потока ввода (текстовое представление таблицы) и записи в поток вывода (бинарное представление таблицы).</text:span></text:p>
      <text:p text:style-name="P25"><text:span text:style-name="T33">Вторая программа называется</text:span><text:span text:style-name="T31"> </text:span><text:span text:style-name="T51">avocado-finder. </text:span><text:span text:style-name="T31">Ее функционал заключается в выполнении запроса. Файл можно указать с помощью перенаправления входного потока или с помощью ключа -</text:span><text:span text:style-name="T51">f. </text:span><text:span text:style-name="T32">Программа выведет результат в поток <text:s/></text:span><text:span text:style-name="T52">stdout.</text:span></text:p>
      <text:p text:style-name="P32"><text:toc-mark-start text:id="IMark298585660" text:outline-level="2"/><text:span text:style-name="T68">Т</text:span><text:span text:style-name="T64">естирование программ</text:span><text:toc-mark-end text:id="IMark298585660"/><text:span text:style-name="T42"><text:line-break/></text:span><text:span text:style-name="T89">Тестирование производится н</text:span><text:span text:style-name="T84">а пуст</text:span><text:span text:style-name="T89">ом файле</text:span><text:span text:style-name="T84">, на фале, состоящим из одной записи, а так же на файле состоящим из трех записей. </text:span><text:span text:style-name="T85">Файлы для проверки этого модуля находятся в </text:span><text:span text:style-name="T55">data</text:span></text:p>
      <text:p text:style-name="P33"><text:span text:style-name="T84">Д</text:span><text:span text:style-name="T78">ля проверки </text:span><text:span text:style-name="T47">avocado-finder </text:span><text:span text:style-name="T78">использ</text:span><text:span text:style-name="T90">уются</text:span><text:span text:style-name="T78"> отдельные файлы</text:span><text:span text:style-name="T56">, </text:span><text:span text:style-name="T87">созданные с помощью первой программы.</text:span></text:p>
      <text:p text:style-name="P33"><text:toc-mark-start text:id="IMark298585516" text:outline-level="2"/><text:span text:style-name="T43">C</text:span><text:span text:style-name="T70">борка проекта</text:span><text:toc-mark-end text:id="IMark298585516"/><text:span text:style-name="T70"><text:line-break/></text:span><text:span text:style-name="T86">Для упрощения сборки и тестирования будет использоваться</text:span><text:span text:style-name="T54"> cmake.</text:span></text:p>
      <text:p text:style-name="P18"><text:toc-mark-start text:id="IMark298586284" text:outline-level="2"/>Алгоритм создания бинарного файла<text:toc-mark-end text:id="IMark298586284"/></text:p>
      <text:list xml:id="list980734010" text:style-name="L12">
        <text:list-item>
          <text:p text:style-name="P97"><text:span text:style-name="T85">П</text:span><text:span text:style-name="T78">ока поток ввода не пустой:</text:span></text:p>
          <text:list>
            <text:list-item>
              <text:p text:style-name="P64">Считываем запись из потока ввода</text:p>
            </text:list-item>
            <text:list-item>
              <text:p text:style-name="P64">Записываем запись в поток вывода</text:p>
            </text:list-item>
          </text:list>
        </text:list-item>
      </text:list>
      <text:p text:style-name="P35"><text:span text:style-name="T78">Временная сложность составляет </text:span><text:span text:style-name="T46">O(</text:span><text:span text:style-name="T60">n</text:span><text:span text:style-name="T46">)</text:span><text:span text:style-name="T47">, </text:span><text:span text:style-name="T78">где </text:span><text:span text:style-name="T59">n</text:span><text:span text:style-name="T61"> – </text:span><text:span text:style-name="T91">кол-во записей. Так как алгоритм использует цикл, и за одну итерацию считывает по одной записи.<text:line-break/>Объемная сложность составляет </text:span><text:span text:style-name="T62">O(1)</text:span><text:span text:style-name="T61">, </text:span><text:span text:style-name="T91">так как программа использует одну промежуточную переменную, хранящую запись.</text:span></text:p>
      <text:p text:style-name="P34"><text:toc-mark-start text:id="IMark298586284" text:outline-level="2"/><text:span text:style-name="T92">Алгоритм </text:span><text:span text:style-name="T93">выполнения запроса</text:span><text:toc-mark-end text:id="IMark298586284"/></text:p>
      <text:list xml:id="list398684598" text:style-name="L13">
        <text:list-item>
          <text:p text:style-name="P67"><text:soft-page-break/>Находим среднюю цену</text:p>
        </text:list-item>
      </text:list>
      <text:list xml:id="list3573413192" text:style-name="L14">
        <text:list-item>
          <text:list>
            <text:list-item>
              <text:p text:style-name="P68">Пока не конец файла</text:p>
              <text:list>
                <text:list-item>
                  <text:p text:style-name="P68">Считываем запись из файла</text:p>
                </text:list-item>
                <text:list-item>
                  <text:p text:style-name="P68">Если год записи подходит, то:</text:p>
                  <text:list>
                    <text:list-item>
                      <text:p text:style-name="P68">Суммируем стоимость авокадо </text:p>
                    </text:list-item>
                    <text:list-item>
                      <text:p text:style-name="P68">Увеличиваем на один счетчик количества записей</text:p>
                    </text:list-item>
                  </text:list>
                </text:list-item>
              </text:list>
            </text:list-item>
          </text:list>
        </text:list-item>
      </text:list>
      <text:list xml:id="list4289939413" text:style-name="L15">
        <text:list-item>
          <text:p text:style-name="P69">Выводим записи с ценой ниже среднего</text:p>
        </text:list-item>
      </text:list>
      <text:list xml:id="list1321597788" text:style-name="L16">
        <text:list-item>
          <text:list>
            <text:list-item>
              <text:p text:style-name="P70">Возвращаемся в начало файла</text:p>
            </text:list-item>
            <text:list-item>
              <text:p text:style-name="P70">Пока не конец файла</text:p>
              <text:list>
                <text:list-item>
                  <text:p text:style-name="P70">Считываем запись из файла</text:p>
                </text:list-item>
                <text:list-item>
                  <text:p text:style-name="P70">Если год записи подходит, то:</text:p>
                  <text:list>
                    <text:list-item>
                      <text:p text:style-name="P70">Выводим в поток вывода запись в текстовом формате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34">Временная сложность алгоритма составляет </text:span><text:span text:style-name="T62">O(</text:span><text:span text:style-name="T60">n</text:span><text:span text:style-name="T62">) + O(</text:span><text:span text:style-name="T60">n</text:span><text:span text:style-name="T62">) </text:span><text:span text:style-name="T34">= </text:span><text:span text:style-name="T62">O(</text:span><text:span text:style-name="T60">n</text:span><text:span text:style-name="T62">)</text:span><text:span text:style-name="T35">.</text:span><text:span text:style-name="T34"> Так как поиск средней цены работает за </text:span><text:span text:style-name="T59">n</text:span><text:span text:style-name="T61"> </text:span><text:span text:style-name="T34">итераций цикла + некоторая константа</text:span><text:span text:style-name="T61">, </text:span><text:span text:style-name="T34">а вывод записей требует прохода по файлу. </text:span></text:p>
      <text:p text:style-name="P42"><text:span text:style-name="T34">Объемная сложность алгоритма составляет</text:span><text:span text:style-name="T61"> </text:span><text:span text:style-name="T62">O(1).</text:span><text:span text:style-name="T34"> Так как нужна временная переменная для хранения записи. </text:span></text:p>
      <text:h text:style-name="P57" text:outline-level="1"><text:bookmark-start text:name="__RefHeading___Toc217_1642795868"/>Заключение<text:bookmark-end text:name="__RefHeading___Toc217_1642795868"/></text:h>
      <text:p text:style-name="P19">Потоки обобщают понятие файла и позволяют использовать одну реализацию для общения как и с стандартным потоком ввода, вывода, так и с отдельным файлом, который может быть как настоящим файлом, так и файлом устройства. Например, можно подменить поток стандартного ввода/вывода на определенный файл, а программа не будет знать о том, что работает с файлами.</text:p>
      <text:p text:style-name="P46"><text:span text:style-name="T36">Что касается самого задания. Бинарный файл, создаваемый первым приложением не является переносимым, так как данные из оперативной памяти записываются в него «как есть», то есть, либо в </text:span><text:span text:style-name="T63">LE, </text:span><text:span text:style-name="T36">либо в </text:span><text:span text:style-name="T63">BE </text:span><text:span text:style-name="T36">прядке байт. Поэтому, если бинарный файл бы создан на компьютере с </text:span><text:span text:style-name="T63">LE</text:span><text:span text:style-name="T36"> порядком, то на компьютере с</text:span><text:span text:style-name="T63"> BE</text:span><text:span text:style-name="T36"> порядком этот файл будет неверно интерпретирован. </text:span><text:span text:style-name="T37">Эту проблему можно решить с помощью реализации своего </text:span><text:span text:style-name="T38">сериализатора и десериализатора, который будет независим от прядка байт.</text:span></text:p>
      <text:p text:style-name="P14"/>
      <text:h text:style-name="P51" text:outline-level="1"><text:bookmark-start text:name="__RefHeading___Toc219_1642795868"/>Список <text:span text:style-name="T5">источников</text:span><text:bookmark-end text:name="__RefHeading___Toc219_1642795868"/></text:h>
      <text:p text:style-name="P21"/>
      <text:list xml:id="list3175783073" text:style-name="L17">
        <text:list-item>
          <text:p text:style-name="P75"><text:span text:style-name="T11">Г</text:span><text:span text:style-name="T10">айсарян С. С., Зайцев В. Е. Курс информатики: Учеб. Пособие. – М.: Изд-во Вузовская книга, 2012. – 424с.: ил.</text:span></text:p>
        </text:list-item>
        <text:list-item>
          <text:p text:style-name="P98"><text:span text:style-name="T71">Робачевский А. М. Операционная система </text:span><text:span text:style-name="T44">UNIX. - </text:span><text:span text:style-name="T23">СПб.: БХВ-Петербург, 2002. - 528 с.: ил.</text:span></text:p>
        </text:list-item>
        <text:list-item>
          <text:p text:style-name="P102"><text:span text:style-name="T65">П</text:span><text:span text:style-name="T64">рактикум по циклу дисциплин </text:span><text:span text:style-name="T39">“</text:span><text:span text:style-name="T20">Информатика</text:span><text:span text:style-name="T39">”</text:span><text:span text:style-name="T20">. Ч. </text:span><text:span text:style-name="T39">II.</text:span><text:span text:style-name="T20"> </text:span><text:span text:style-name="T21">2012/</text:span><text:span text:style-name="T40">13</text:span><text:span text:style-name="T21"> уч. Года</text:span></text:p>
        </text:list-item>
        <text:list-item>
          <text:p text:style-name="P99"><text:span text:style-name="T21">З</text:span><text:span text:style-name="T24">аголовочный файл: </text:span><text:span text:style-name="T45">stdio.h http://cppstudio.com/cat/309/323/</text:span></text:p>
        </text:list-item>
        <text:list-item>
          <text:p text:style-name="P100"><text:span text:style-name="T25">Файловая система: </text:span><text:span text:style-name="T64">https://en.wikipedia.org/wiki/File_system</text:span></text:p>
        </text:list-item>
        <text:list-item>
          <text:p text:style-name="P101"><text:span text:style-name="T41">avocado prices dataset: </text:span><text:span text:style-name="T3">https://www.kaggle.com/neuromusic/avocado-prices?select=avocado.csv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caped" svg:font-family="Monoscaped"/>
    <style:font-face style:name="Times new romans" svg:font-family="'Times new romans'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>
        <style:tab-stops/>
      </style:paragraph-properties>
      <style:text-properties style:font-name="Times new roman" fo:font-family="'Times new roman'" style:font-style-name="Жирный" style:font-family-generic="roman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2cf9" officeooo:paragraph-rsid="00062cf9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rsid="00064a1c" officeooo:paragraph-rsid="00064a1c"/>
    </style:style>
    <style:style style:name="MT1" style:family="text">
      <style:text-properties officeooo:rsid="00064a1c"/>
    </style:style>
    <style:style style:name="MT2" style:family="text">
      <style:text-properties officeooo:rsid="01d5cb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tab/><text:span text:style-name="MT1">Москва</text:span></text:p>
        <text:p text:style-name="MP3">20<text:span text:style-name="MT2">20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9T17:49:39.329952568</meta:creation-date>
    <dc:date>2020-06-19T09:39:32.570000000</dc:date>
    <meta:editing-duration>P1DT2H53M48S</meta:editing-duration>
    <meta:editing-cycles>507</meta:editing-cycles>
    <meta:generator>LibreOffice/6.4.0.3$Windows_x86 LibreOffice_project/b0a288ab3d2d4774cb44b62f04d5d28733ac6df8</meta:generator>
    <meta:document-statistic meta:table-count="1" meta:image-count="0" meta:object-count="0" meta:page-count="13" meta:paragraph-count="159" meta:word-count="1845" meta:character-count="12741" meta:non-whitespace-character-count="11000"/>
  </office:meta>
</office:document-meta>
</file>